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, 'Arial Unicode MS'" style:font-charset="x-symbol"/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StarSymbol" svg:font-family="StarSymbol, 'Arial Unicode MS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 style:text-autospace="none"/>
      <style:text-properties fo:color="#000000" style:font-name="Arial" fo:font-size="14pt" fo:language="pt" fo:country="BR" officeooo:paragraph-rsid="0017851f" style:font-size-asian="14pt" style:font-name-complex="Arial" style:font-size-complex="5.5pt"/>
    </style:style>
    <style:style style:name="P2" style:family="paragraph" style:parent-style-name="Standard" style:list-style-name="WW8Num1">
      <style:paragraph-properties fo:line-height="150%" fo:text-align="justify" style:justify-single-word="false" style:text-autospace="none">
        <style:tab-stops>
          <style:tab-stop style:position="1.27cm"/>
          <style:tab-stop style:position="2.54cm"/>
        </style:tab-stops>
      </style:paragraph-properties>
      <style:text-properties fo:color="#000000" style:font-name="Arial" fo:font-size="14pt" fo:language="pt" fo:country="BR" officeooo:paragraph-rsid="00891d68" style:font-size-asian="14pt" style:font-name-complex="Arial" style:font-size-complex="5.5pt"/>
    </style:style>
    <style:style style:name="P3" style:family="paragraph" style:parent-style-name="Standard">
      <style:paragraph-properties fo:line-height="150%" fo:text-align="justify" style:justify-single-word="false" style:text-autospace="none">
        <style:tab-stops>
          <style:tab-stop style:position="1.27cm"/>
        </style:tab-stops>
      </style:paragraph-properties>
      <style:text-properties fo:color="#000000" style:font-name="Arial" fo:font-size="14pt" fo:language="pt" fo:country="BR" officeooo:paragraph-rsid="0017851f" style:font-size-asian="14pt" style:font-name-complex="Arial" style:font-size-complex="5.5pt"/>
    </style:style>
    <style:style style:name="P4" style:family="paragraph" style:parent-style-name="Standard">
      <style:paragraph-properties fo:line-height="150%" fo:text-align="justify" style:justify-single-word="false" style:text-autospace="none">
        <style:tab-stops>
          <style:tab-stop style:position="1.27cm"/>
        </style:tab-stops>
      </style:paragraph-properties>
      <style:text-properties fo:color="#000000" style:font-name="Arial" fo:font-size="14pt" fo:language="pt" fo:country="BR" officeooo:paragraph-rsid="00a0e638" style:font-size-asian="14pt" style:font-name-complex="Arial" style:font-size-complex="5.5pt"/>
    </style:style>
    <style:style style:name="P5" style:family="paragraph" style:parent-style-name="Standard">
      <style:paragraph-properties fo:line-height="150%" fo:text-align="justify" style:justify-single-word="false" style:text-autospace="none">
        <style:tab-stops>
          <style:tab-stop style:position="1.27cm"/>
        </style:tab-stops>
      </style:paragraph-properties>
      <style:text-properties fo:color="#000000" style:font-name="Arial" fo:font-size="14pt" fo:language="pt" fo:country="BR" officeooo:paragraph-rsid="00a0ae23" style:font-size-asian="14pt" style:font-name-complex="Arial" style:font-size-complex="5.5pt"/>
    </style:style>
    <style:style style:name="P6" style:family="paragraph" style:parent-style-name="Standard">
      <style:paragraph-properties fo:line-height="150%" style:text-autospace="none"/>
      <style:text-properties fo:color="#000000" style:font-name="Arial" fo:font-size="14pt" fo:language="pt" fo:country="BR" officeooo:rsid="0018f6c5" officeooo:paragraph-rsid="0077211e" style:font-size-asian="14pt" style:font-name-complex="Arial" style:font-size-complex="5.5pt"/>
    </style:style>
    <style:style style:name="P7" style:family="paragraph" style:parent-style-name="Standard">
      <style:paragraph-properties fo:line-height="150%" style:text-autospace="none"/>
      <style:text-properties fo:color="#000000" style:font-name="Arial" fo:font-size="14pt" fo:language="pt" fo:country="BR" officeooo:rsid="0018f6c5" officeooo:paragraph-rsid="0018f6c5" style:font-size-asian="14pt" style:font-name-complex="Arial" style:font-size-complex="5.5pt"/>
    </style:style>
    <style:style style:name="P8" style:family="paragraph" style:parent-style-name="Standard">
      <style:paragraph-properties fo:line-height="150%" style:text-autospace="none"/>
      <style:text-properties fo:color="#000000" style:font-name="Arial" fo:font-size="14pt" fo:language="pt" fo:country="BR" officeooo:rsid="001ff358" officeooo:paragraph-rsid="0077211e" style:font-size-asian="14pt" style:font-name-complex="Arial" style:font-size-complex="5.5pt"/>
    </style:style>
    <style:style style:name="P9" style:family="paragraph" style:parent-style-name="Standard">
      <style:paragraph-properties fo:line-height="150%" style:text-autospace="none"/>
      <style:text-properties fo:color="#000000" style:font-name="Arial" fo:font-size="14pt" fo:language="pt" fo:country="BR" officeooo:rsid="001ff358" officeooo:paragraph-rsid="001ff358" style:font-size-asian="14pt" style:font-name-complex="Arial" style:font-size-complex="5.5pt"/>
    </style:style>
    <style:style style:name="P10" style:family="paragraph" style:parent-style-name="Standard">
      <style:paragraph-properties fo:line-height="150%" style:text-autospace="none"/>
      <style:text-properties fo:color="#000000" style:font-name="Arial" fo:font-size="14pt" fo:language="pt" fo:country="BR" officeooo:rsid="00715199" officeooo:paragraph-rsid="0077211e" style:font-size-asian="14pt" style:font-name-complex="Arial" style:font-size-complex="5.5pt"/>
    </style:style>
    <style:style style:name="P11" style:family="paragraph" style:parent-style-name="Standard">
      <style:paragraph-properties fo:line-height="150%" style:text-autospace="none"/>
      <style:text-properties fo:color="#000000" style:font-name="Arial" fo:font-size="14pt" fo:language="pt" fo:country="BR" officeooo:rsid="00715199" officeooo:paragraph-rsid="007673ae" style:font-size-asian="14pt" style:font-name-complex="Arial" style:font-size-complex="5.5pt"/>
    </style:style>
    <style:style style:name="P12" style:family="paragraph" style:parent-style-name="Standard">
      <style:paragraph-properties fo:line-height="150%" style:text-autospace="none"/>
      <style:text-properties fo:color="#000000" style:font-name="Arial" fo:font-size="14pt" fo:language="pt" fo:country="BR" officeooo:rsid="00715199" officeooo:paragraph-rsid="00715199" style:font-size-asian="14pt" style:font-name-complex="Arial" style:font-size-complex="5.5pt"/>
    </style:style>
    <style:style style:name="P13" style:family="paragraph" style:parent-style-name="Standard">
      <style:paragraph-properties fo:line-height="150%" style:text-autospace="none"/>
      <style:text-properties fo:color="#000000" style:font-name="Arial" fo:font-size="14pt" fo:language="pt" fo:country="BR" officeooo:rsid="007417bd" officeooo:paragraph-rsid="0077211e" style:font-size-asian="14pt" style:font-name-complex="Arial" style:font-size-complex="5.5pt"/>
    </style:style>
    <style:style style:name="P14" style:family="paragraph" style:parent-style-name="Standard">
      <style:paragraph-properties fo:line-height="150%" style:text-autospace="none"/>
      <style:text-properties fo:color="#000000" style:font-name="Arial" fo:font-size="14pt" fo:language="pt" fo:country="BR" officeooo:rsid="007417bd" officeooo:paragraph-rsid="007417bd" style:font-size-asian="14pt" style:font-name-complex="Arial" style:font-size-complex="5.5pt"/>
    </style:style>
    <style:style style:name="P15" style:family="paragraph" style:parent-style-name="Standard">
      <style:paragraph-properties fo:line-height="150%" style:text-autospace="none"/>
      <style:text-properties fo:color="#000000" style:font-name="Arial" fo:font-size="14pt" fo:language="pt" fo:country="BR" officeooo:rsid="0018f6c5" officeooo:paragraph-rsid="0077211e" fo:background-color="transparent" style:font-size-asian="14pt" style:font-name-complex="Arial" style:font-size-complex="5.5pt"/>
    </style:style>
    <style:style style:name="P16" style:family="paragraph" style:parent-style-name="Standard">
      <style:paragraph-properties fo:line-height="150%" style:text-autospace="none"/>
      <style:text-properties fo:color="#000000" style:font-name="Arial" fo:font-size="14pt" fo:language="pt" fo:country="BR" officeooo:rsid="0018f6c5" officeooo:paragraph-rsid="0018f6c5" fo:background-color="transparent" style:font-size-asian="14pt" style:font-name-complex="Arial" style:font-size-complex="5.5pt"/>
    </style:style>
    <style:style style:name="P17" style:family="paragraph" style:parent-style-name="Standard">
      <style:paragraph-properties fo:line-height="150%" style:text-autospace="none"/>
      <style:text-properties fo:color="#000000" style:font-name="Arial" fo:font-size="14pt" fo:language="pt" fo:country="BR" officeooo:rsid="00278168" officeooo:paragraph-rsid="0077211e" fo:background-color="transparent" style:font-size-asian="14pt" style:font-name-complex="Arial" style:font-size-complex="5.5pt"/>
    </style:style>
    <style:style style:name="P18" style:family="paragraph" style:parent-style-name="Standard">
      <style:paragraph-properties fo:line-height="150%" style:text-autospace="none"/>
      <style:text-properties fo:color="#000000" style:font-name="Arial" fo:font-size="14pt" fo:language="pt" fo:country="BR" officeooo:rsid="00278168" officeooo:paragraph-rsid="00278168" fo:background-color="transparent" style:font-size-asian="14pt" style:font-name-complex="Arial" style:font-size-complex="5.5pt"/>
    </style:style>
    <style:style style:name="P19" style:family="paragraph" style:parent-style-name="Standard">
      <style:paragraph-properties fo:line-height="150%" style:text-autospace="none"/>
      <style:text-properties fo:color="#000000" style:font-name="Arial" fo:font-size="14pt" fo:language="pt" fo:country="BR" officeooo:rsid="0032437c" officeooo:paragraph-rsid="0077211e" fo:background-color="transparent" style:font-size-asian="14pt" style:font-name-complex="Arial" style:font-size-complex="5.5pt"/>
    </style:style>
    <style:style style:name="P20" style:family="paragraph" style:parent-style-name="Standard">
      <style:paragraph-properties fo:line-height="150%" style:text-autospace="none"/>
      <style:text-properties fo:color="#000000" style:font-name="Arial" fo:font-size="14pt" fo:language="pt" fo:country="BR" officeooo:rsid="0032437c" officeooo:paragraph-rsid="0032437c" fo:background-color="transparent" style:font-size-asian="14pt" style:font-name-complex="Arial" style:font-size-complex="5.5pt"/>
    </style:style>
    <style:style style:name="P21" style:family="paragraph" style:parent-style-name="Standard">
      <style:paragraph-properties fo:line-height="150%" style:text-autospace="none"/>
      <style:text-properties fo:color="#000000" style:font-name="Arial" fo:font-size="14pt" fo:language="pt" fo:country="BR" officeooo:rsid="004baf87" officeooo:paragraph-rsid="0077211e" fo:background-color="transparent" style:font-size-asian="14pt" style:font-name-complex="Arial" style:font-size-complex="5.5pt"/>
    </style:style>
    <style:style style:name="P22" style:family="paragraph" style:parent-style-name="Standard">
      <style:paragraph-properties fo:line-height="150%" style:text-autospace="none"/>
      <style:text-properties fo:color="#000000" style:font-name="Arial" fo:font-size="14pt" fo:language="pt" fo:country="BR" officeooo:rsid="004baf87" officeooo:paragraph-rsid="006fd23a" fo:background-color="transparent" style:font-size-asian="14pt" style:font-name-complex="Arial" style:font-size-complex="5.5pt"/>
    </style:style>
    <style:style style:name="P23" style:family="paragraph" style:parent-style-name="Standard">
      <style:paragraph-properties fo:line-height="150%" style:text-autospace="none"/>
      <style:text-properties fo:color="#000000" style:font-name="Arial" fo:font-size="14pt" fo:language="pt" fo:country="BR" officeooo:rsid="006de70d" officeooo:paragraph-rsid="0077211e" fo:background-color="transparent" style:font-size-asian="14pt" style:font-name-complex="Arial" style:font-size-complex="5.5pt"/>
    </style:style>
    <style:style style:name="P24" style:family="paragraph" style:parent-style-name="Standard">
      <style:paragraph-properties fo:line-height="150%" style:text-autospace="none"/>
      <style:text-properties fo:color="#000000" style:font-name="Arial" fo:font-size="14pt" fo:language="pt" fo:country="BR" officeooo:rsid="006de70d" officeooo:paragraph-rsid="006de70d" fo:background-color="transparent" style:font-size-asian="14pt" style:font-name-complex="Arial" style:font-size-complex="5.5pt"/>
    </style:style>
    <style:style style:name="P25" style:family="paragraph" style:parent-style-name="Standard">
      <style:paragraph-properties fo:line-height="150%" style:text-autospace="none"/>
      <style:text-properties fo:color="#000000" style:font-name="Arial" fo:font-size="14pt" fo:language="pt" fo:country="BR" fo:font-weight="bold" officeooo:paragraph-rsid="0017851f" style:font-size-asian="14pt" style:font-weight-asian="bold" style:font-name-complex="Arial" style:font-size-complex="5.5pt" style:font-weight-complex="bold"/>
    </style:style>
    <style:style style:name="P26" style:family="paragraph" style:parent-style-name="Standard">
      <style:paragraph-properties fo:line-height="150%" fo:text-align="justify" style:justify-single-word="false" style:text-autospace="none"/>
      <style:text-properties fo:color="#000000" style:font-name="Arial" fo:font-size="14pt" fo:language="pt" fo:country="BR" fo:font-weight="bold" officeooo:paragraph-rsid="0017851f" style:font-size-asian="14pt" style:font-weight-asian="bold" style:font-name-complex="Arial" style:font-size-complex="5.5pt" style:font-weight-complex="bold"/>
    </style:style>
    <style:style style:name="P27" style:family="paragraph" style:parent-style-name="Standard">
      <style:paragraph-properties fo:line-height="150%" style:text-autospace="none"/>
      <style:text-properties fo:color="#000000" fo:language="pt" fo:country="BR" officeooo:paragraph-rsid="0077211e"/>
    </style:style>
    <style:style style:name="P28" style:family="paragraph" style:parent-style-name="Standard">
      <style:paragraph-properties fo:line-height="150%" style:text-autospace="none"/>
      <style:text-properties fo:color="#000000" fo:language="pt" fo:country="BR" officeooo:paragraph-rsid="0017e2a7"/>
    </style:style>
    <style:style style:name="P29" style:family="paragraph" style:parent-style-name="Standard">
      <style:paragraph-properties fo:line-height="150%" style:text-autospace="none"/>
      <style:text-properties fo:color="#000000" fo:language="pt" fo:country="BR" officeooo:paragraph-rsid="0018f6c5"/>
    </style:style>
    <style:style style:name="P30" style:family="paragraph" style:parent-style-name="Standard">
      <style:paragraph-properties fo:line-height="150%" style:text-autospace="none"/>
      <style:text-properties fo:color="#000000" fo:language="pt" fo:country="BR" officeooo:paragraph-rsid="001cb203"/>
    </style:style>
    <style:style style:name="P31" style:family="paragraph" style:parent-style-name="Standard">
      <style:paragraph-properties fo:line-height="150%" style:text-autospace="none"/>
      <style:text-properties fo:color="#000000" fo:language="pt" fo:country="BR" officeooo:paragraph-rsid="0017851f"/>
    </style:style>
    <style:style style:name="P32" style:family="paragraph" style:parent-style-name="Standard">
      <style:paragraph-properties fo:line-height="150%" style:text-autospace="none"/>
      <style:text-properties fo:color="#000000" fo:language="pt" fo:country="BR" officeooo:paragraph-rsid="00424e37"/>
    </style:style>
    <style:style style:name="P33" style:family="paragraph" style:parent-style-name="Standard">
      <style:paragraph-properties fo:line-height="150%" fo:text-align="justify" style:justify-single-word="false" style:text-autospace="none"/>
      <style:text-properties fo:color="#000000" fo:language="pt" fo:country="BR" officeooo:paragraph-rsid="0017851f"/>
    </style:style>
    <style:style style:name="P34" style:family="paragraph" style:parent-style-name="Standard">
      <style:paragraph-properties fo:line-height="150%" fo:text-align="justify" style:justify-single-word="false" style:text-autospace="none"/>
      <style:text-properties fo:color="#000000" fo:language="pt" fo:country="BR" officeooo:paragraph-rsid="007931bc"/>
    </style:style>
    <style:style style:name="P35" style:family="paragraph" style:parent-style-name="Standard">
      <style:paragraph-properties fo:line-height="150%" fo:text-align="justify" style:justify-single-word="false" style:text-autospace="none"/>
      <style:text-properties fo:color="#000000" fo:language="pt" fo:country="BR" officeooo:paragraph-rsid="007bf34e"/>
    </style:style>
    <style:style style:name="P36" style:family="paragraph" style:parent-style-name="Standard">
      <style:paragraph-properties fo:line-height="150%" style:text-autospace="none"/>
      <style:text-properties fo:color="#000000" fo:language="pt" fo:country="BR" officeooo:rsid="0018f6c5" officeooo:paragraph-rsid="0077211e"/>
    </style:style>
    <style:style style:name="P37" style:family="paragraph" style:parent-style-name="Standard">
      <style:paragraph-properties fo:line-height="150%" style:text-autospace="none"/>
      <style:text-properties fo:color="#000000" fo:language="pt" fo:country="BR" officeooo:rsid="0018f6c5" officeooo:paragraph-rsid="0019288e"/>
    </style:style>
    <style:style style:name="P38" style:family="paragraph" style:parent-style-name="Standard">
      <style:paragraph-properties fo:line-height="150%" style:text-autospace="none"/>
      <style:text-properties fo:color="#000000" fo:language="pt" fo:country="BR" officeooo:rsid="0018f6c5" officeooo:paragraph-rsid="00294e5f"/>
    </style:style>
    <style:style style:name="P39" style:family="paragraph" style:parent-style-name="Standard">
      <style:paragraph-properties fo:line-height="150%" style:text-autospace="none"/>
      <style:text-properties fo:color="#000000" fo:language="pt" fo:country="BR" officeooo:rsid="001e3e00" officeooo:paragraph-rsid="0077211e"/>
    </style:style>
    <style:style style:name="P40" style:family="paragraph" style:parent-style-name="Standard">
      <style:paragraph-properties fo:line-height="150%" style:text-autospace="none"/>
      <style:text-properties fo:color="#000000" fo:language="pt" fo:country="BR" officeooo:rsid="001e3e00" officeooo:paragraph-rsid="00294e5f"/>
    </style:style>
    <style:style style:name="P41" style:family="paragraph" style:parent-style-name="Standard">
      <style:paragraph-properties fo:line-height="150%" style:text-autospace="none"/>
      <style:text-properties fo:color="#000000" fo:language="pt" fo:country="BR" officeooo:rsid="001ff358" officeooo:paragraph-rsid="0077211e"/>
    </style:style>
    <style:style style:name="P42" style:family="paragraph" style:parent-style-name="Standard">
      <style:paragraph-properties fo:line-height="150%" style:text-autospace="none"/>
      <style:text-properties fo:color="#000000" fo:language="pt" fo:country="BR" officeooo:rsid="001ff358" officeooo:paragraph-rsid="001ff358"/>
    </style:style>
    <style:style style:name="P43" style:family="paragraph" style:parent-style-name="Standard">
      <style:paragraph-properties fo:line-height="150%" style:text-autospace="none"/>
      <style:text-properties fo:color="#000000" fo:language="pt" fo:country="BR" officeooo:rsid="00278168" officeooo:paragraph-rsid="0077211e"/>
    </style:style>
    <style:style style:name="P44" style:family="paragraph" style:parent-style-name="Standard">
      <style:paragraph-properties fo:line-height="150%" style:text-autospace="none"/>
      <style:text-properties fo:color="#000000" fo:language="pt" fo:country="BR" officeooo:rsid="00278168" officeooo:paragraph-rsid="002a8b49"/>
    </style:style>
    <style:style style:name="P45" style:family="paragraph" style:parent-style-name="Standard">
      <style:paragraph-properties fo:line-height="150%" style:text-autospace="none"/>
      <style:text-properties fo:color="#000000" fo:language="pt" fo:country="BR" officeooo:rsid="00278168" officeooo:paragraph-rsid="003302c6"/>
    </style:style>
    <style:style style:name="P46" style:family="paragraph" style:parent-style-name="Standard">
      <style:paragraph-properties fo:line-height="150%" style:text-autospace="none"/>
      <style:text-properties fo:color="#000000" fo:language="pt" fo:country="BR" officeooo:rsid="00282385" officeooo:paragraph-rsid="0077211e"/>
    </style:style>
    <style:style style:name="P47" style:family="paragraph" style:parent-style-name="Standard">
      <style:paragraph-properties fo:line-height="150%" style:text-autospace="none"/>
      <style:text-properties fo:color="#000000" fo:language="pt" fo:country="BR" officeooo:rsid="00282385" officeooo:paragraph-rsid="00282385"/>
    </style:style>
    <style:style style:name="P48" style:family="paragraph" style:parent-style-name="Standard">
      <style:paragraph-properties fo:line-height="150%" style:text-autospace="none"/>
      <style:text-properties fo:color="#000000" fo:language="pt" fo:country="BR" officeooo:rsid="0032437c" officeooo:paragraph-rsid="0077211e"/>
    </style:style>
    <style:style style:name="P49" style:family="paragraph" style:parent-style-name="Standard">
      <style:paragraph-properties fo:line-height="150%" style:text-autospace="none"/>
      <style:text-properties fo:color="#000000" fo:language="pt" fo:country="BR" officeooo:rsid="0032437c" officeooo:paragraph-rsid="0032437c"/>
    </style:style>
    <style:style style:name="P50" style:family="paragraph" style:parent-style-name="Standard">
      <style:paragraph-properties fo:line-height="150%" style:text-autospace="none"/>
      <style:text-properties fo:color="#000000" fo:language="pt" fo:country="BR" officeooo:rsid="00324397" officeooo:paragraph-rsid="0077211e"/>
    </style:style>
    <style:style style:name="P51" style:family="paragraph" style:parent-style-name="Standard">
      <style:paragraph-properties fo:line-height="150%" style:text-autospace="none"/>
      <style:text-properties fo:color="#000000" fo:language="pt" fo:country="BR" officeooo:rsid="00324397" officeooo:paragraph-rsid="00324397"/>
    </style:style>
    <style:style style:name="P52" style:family="paragraph" style:parent-style-name="Standard">
      <style:paragraph-properties fo:line-height="150%" style:text-autospace="none"/>
      <style:text-properties fo:color="#000000" fo:language="pt" fo:country="BR" officeooo:rsid="00324397" officeooo:paragraph-rsid="003465c8"/>
    </style:style>
    <style:style style:name="P53" style:family="paragraph" style:parent-style-name="Standard">
      <style:paragraph-properties fo:line-height="150%" style:text-autospace="none"/>
      <style:text-properties fo:color="#000000" fo:language="pt" fo:country="BR" officeooo:rsid="00324397" officeooo:paragraph-rsid="0095295f"/>
    </style:style>
    <style:style style:name="P54" style:family="paragraph" style:parent-style-name="Standard">
      <style:paragraph-properties fo:line-height="150%" style:text-autospace="none"/>
      <style:text-properties fo:color="#000000" fo:language="pt" fo:country="BR" officeooo:rsid="0036b38a" officeooo:paragraph-rsid="0077211e"/>
    </style:style>
    <style:style style:name="P55" style:family="paragraph" style:parent-style-name="Standard">
      <style:paragraph-properties fo:line-height="150%" style:text-autospace="none"/>
      <style:text-properties fo:color="#000000" fo:language="pt" fo:country="BR" officeooo:rsid="0036b38a" officeooo:paragraph-rsid="0036b38a"/>
    </style:style>
    <style:style style:name="P56" style:family="paragraph" style:parent-style-name="Standard">
      <style:paragraph-properties fo:line-height="150%" style:text-autospace="none"/>
      <style:text-properties fo:color="#000000" fo:language="pt" fo:country="BR" officeooo:rsid="00294e5f" officeooo:paragraph-rsid="0077211e"/>
    </style:style>
    <style:style style:name="P57" style:family="paragraph" style:parent-style-name="Standard">
      <style:paragraph-properties fo:line-height="150%" style:text-autospace="none"/>
      <style:text-properties fo:color="#000000" fo:language="pt" fo:country="BR" officeooo:rsid="00294e5f" officeooo:paragraph-rsid="002ef772"/>
    </style:style>
    <style:style style:name="P58" style:family="paragraph" style:parent-style-name="Standard">
      <style:paragraph-properties fo:line-height="150%" style:text-autospace="none"/>
      <style:text-properties fo:color="#000000" fo:language="pt" fo:country="BR" officeooo:rsid="00294e5f" officeooo:paragraph-rsid="0055240f"/>
    </style:style>
    <style:style style:name="P59" style:family="paragraph" style:parent-style-name="Standard">
      <style:paragraph-properties fo:line-height="150%" style:text-autospace="none"/>
      <style:text-properties fo:color="#000000" fo:language="pt" fo:country="BR" officeooo:rsid="00294e5f" officeooo:paragraph-rsid="009554a2"/>
    </style:style>
    <style:style style:name="P60" style:family="paragraph" style:parent-style-name="Standard">
      <style:paragraph-properties fo:line-height="150%" style:text-autospace="none"/>
      <style:text-properties fo:color="#000000" fo:language="pt" fo:country="BR" officeooo:rsid="00294e5f" officeooo:paragraph-rsid="0097412f"/>
    </style:style>
    <style:style style:name="P61" style:family="paragraph" style:parent-style-name="Standard">
      <style:paragraph-properties fo:line-height="150%" style:text-autospace="none"/>
      <style:text-properties fo:color="#000000" fo:language="pt" fo:country="BR" officeooo:rsid="00294e5f" officeooo:paragraph-rsid="0095295f"/>
    </style:style>
    <style:style style:name="P62" style:family="paragraph" style:parent-style-name="Standard">
      <style:paragraph-properties fo:line-height="150%" style:text-autospace="none"/>
      <style:text-properties fo:color="#000000" fo:language="pt" fo:country="BR" officeooo:rsid="0045989a" officeooo:paragraph-rsid="0077211e"/>
    </style:style>
    <style:style style:name="P63" style:family="paragraph" style:parent-style-name="Standard">
      <style:paragraph-properties fo:line-height="150%" style:text-autospace="none"/>
      <style:text-properties fo:color="#000000" fo:language="pt" fo:country="BR" officeooo:rsid="0045989a" officeooo:paragraph-rsid="0045989a"/>
    </style:style>
    <style:style style:name="P64" style:family="paragraph" style:parent-style-name="Standard">
      <style:paragraph-properties fo:line-height="150%" style:text-autospace="none"/>
      <style:text-properties fo:color="#000000" fo:language="pt" fo:country="BR" officeooo:rsid="0049f2e6" officeooo:paragraph-rsid="0077211e"/>
    </style:style>
    <style:style style:name="P65" style:family="paragraph" style:parent-style-name="Standard">
      <style:paragraph-properties fo:line-height="150%" style:text-autospace="none"/>
      <style:text-properties fo:color="#000000" fo:language="pt" fo:country="BR" officeooo:rsid="0049f2e6" officeooo:paragraph-rsid="0049f2e6"/>
    </style:style>
    <style:style style:name="P66" style:family="paragraph" style:parent-style-name="Standard">
      <style:paragraph-properties fo:line-height="150%" style:text-autospace="none"/>
      <style:text-properties fo:color="#000000" fo:language="pt" fo:country="BR" officeooo:rsid="0049f2e6" officeooo:paragraph-rsid="004b7b54"/>
    </style:style>
    <style:style style:name="P67" style:family="paragraph" style:parent-style-name="Standard">
      <style:paragraph-properties fo:line-height="150%" style:text-autospace="none"/>
      <style:text-properties fo:color="#000000" fo:language="pt" fo:country="BR" officeooo:rsid="004baf87" officeooo:paragraph-rsid="0077211e"/>
    </style:style>
    <style:style style:name="P68" style:family="paragraph" style:parent-style-name="Standard">
      <style:paragraph-properties fo:line-height="150%" style:text-autospace="none"/>
      <style:text-properties fo:color="#000000" fo:language="pt" fo:country="BR" officeooo:rsid="004baf87" officeooo:paragraph-rsid="005bd703"/>
    </style:style>
    <style:style style:name="P69" style:family="paragraph" style:parent-style-name="Standard">
      <style:paragraph-properties fo:line-height="150%" style:text-autospace="none"/>
      <style:text-properties style:use-window-font-color="true" style:font-name="Arial" fo:font-size="14pt" fo:language="pt" fo:country="BR" officeooo:rsid="00444e4e" officeooo:paragraph-rsid="0077211e" fo:background-color="transparent" style:font-size-asian="14pt" style:font-name-complex="Arial" style:font-size-complex="5.5pt"/>
    </style:style>
    <style:style style:name="P70" style:family="paragraph" style:parent-style-name="Standard">
      <style:paragraph-properties fo:line-height="150%" style:text-autospace="none"/>
      <style:text-properties style:use-window-font-color="true" style:font-name="Arial" fo:font-size="14pt" fo:language="pt" fo:country="BR" officeooo:rsid="00444e4e" officeooo:paragraph-rsid="00444e4e" fo:background-color="transparent" style:font-size-asian="14pt" style:font-name-complex="Arial" style:font-size-complex="5.5pt"/>
    </style:style>
    <style:style style:name="P71" style:family="paragraph" style:parent-style-name="Standard">
      <style:paragraph-properties fo:line-height="150%" style:text-autospace="none"/>
      <style:text-properties style:use-window-font-color="true" style:font-name="Arial" fo:font-size="14pt" fo:language="pt" fo:country="BR" officeooo:rsid="004baf87" officeooo:paragraph-rsid="0077211e" fo:background-color="transparent" style:font-size-asian="14pt" style:font-name-complex="Arial" style:font-size-complex="5.5pt"/>
    </style:style>
    <style:style style:name="P72" style:family="paragraph" style:parent-style-name="Standard">
      <style:paragraph-properties fo:line-height="150%" style:text-autospace="none"/>
      <style:text-properties style:use-window-font-color="true" style:font-name="Arial" fo:font-size="14pt" fo:language="pt" fo:country="BR" officeooo:rsid="004baf87" officeooo:paragraph-rsid="006f8bee" fo:background-color="transparent" style:font-size-asian="14pt" style:font-name-complex="Arial" style:font-size-complex="5.5pt"/>
    </style:style>
    <style:style style:name="P73" style:family="paragraph" style:parent-style-name="Standard">
      <style:paragraph-properties fo:line-height="150%" style:text-autospace="none"/>
      <style:text-properties style:use-window-font-color="true" style:font-name="Arial" fo:font-size="14pt" fo:language="pt" fo:country="BR" officeooo:rsid="004baf87" officeooo:paragraph-rsid="0077211e" style:font-size-asian="14pt" style:font-name-complex="Arial" style:font-size-complex="5.5pt"/>
    </style:style>
    <style:style style:name="P74" style:family="paragraph" style:parent-style-name="Standard">
      <style:paragraph-properties fo:line-height="150%" style:text-autospace="none"/>
      <style:text-properties style:use-window-font-color="true" style:font-name="Arial" fo:font-size="14pt" fo:language="pt" fo:country="BR" officeooo:rsid="004baf87" officeooo:paragraph-rsid="006fc65d" style:font-size-asian="14pt" style:font-name-complex="Arial" style:font-size-complex="5.5pt"/>
    </style:style>
    <style:style style:name="P75" style:family="paragraph" style:parent-style-name="Standard">
      <style:paragraph-properties fo:line-height="150%" style:text-autospace="none"/>
      <style:text-properties style:use-window-font-color="true" style:font-name="Arial" fo:font-size="14pt" fo:language="pt" fo:country="BR" officeooo:rsid="004baf87" officeooo:paragraph-rsid="006fd23a" style:font-size-asian="14pt" style:font-name-complex="Arial" style:font-size-complex="5.5pt"/>
    </style:style>
    <style:style style:name="P76" style:family="paragraph" style:parent-style-name="Standard">
      <style:paragraph-properties fo:line-height="150%" style:text-autospace="none"/>
      <style:text-properties style:use-window-font-color="true" style:font-name="Arial" fo:font-size="14pt" fo:language="pt" fo:country="BR" officeooo:rsid="00715199" officeooo:paragraph-rsid="0077211e" style:font-size-asian="14pt" style:font-name-complex="Arial" style:font-size-complex="5.5pt"/>
    </style:style>
    <style:style style:name="P77" style:family="paragraph" style:parent-style-name="Standard">
      <style:paragraph-properties fo:line-height="150%" style:text-autospace="none"/>
      <style:text-properties style:use-window-font-color="true" style:font-name="Arial" fo:font-size="14pt" fo:language="pt" fo:country="BR" officeooo:rsid="00715199" officeooo:paragraph-rsid="007673ae" style:font-size-asian="14pt" style:font-name-complex="Arial" style:font-size-complex="5.5pt"/>
    </style:style>
    <style:style style:name="P78" style:family="paragraph" style:parent-style-name="Standard">
      <style:paragraph-properties fo:line-height="150%" style:text-autospace="none"/>
      <style:text-properties style:use-window-font-color="true" style:font-name="Arial" fo:font-size="14pt" fo:language="pt" fo:country="BR" officeooo:paragraph-rsid="0077211e" style:font-size-asian="14pt" style:font-name-complex="Arial" style:font-size-complex="5.5pt"/>
    </style:style>
    <style:style style:name="P79" style:family="paragraph" style:parent-style-name="Standard">
      <style:paragraph-properties fo:line-height="150%" style:text-autospace="none"/>
      <style:text-properties style:use-window-font-color="true" style:font-name="Arial" fo:font-size="14pt" fo:language="pt" fo:country="BR" officeooo:paragraph-rsid="007673ae" style:font-size-asian="14pt" style:font-name-complex="Arial" style:font-size-complex="5.5pt"/>
    </style:style>
    <style:style style:name="P80" style:family="paragraph" style:parent-style-name="Standard">
      <style:paragraph-properties fo:line-height="150%" style:text-autospace="none"/>
      <style:text-properties style:use-window-font-color="true" style:font-name="Arial" fo:font-size="14pt" fo:language="pt" fo:country="BR" officeooo:rsid="00771826" officeooo:paragraph-rsid="00771826" style:font-size-asian="14pt" style:font-name-complex="Arial" style:font-size-complex="5.5pt"/>
    </style:style>
    <style:style style:name="P81" style:family="paragraph" style:parent-style-name="Standard">
      <style:paragraph-properties fo:line-height="150%" style:text-autospace="none"/>
      <style:text-properties style:use-window-font-color="true" fo:language="pt" fo:country="BR" officeooo:rsid="00372148" officeooo:paragraph-rsid="0077211e"/>
    </style:style>
    <style:style style:name="P82" style:family="paragraph" style:parent-style-name="Standard">
      <style:paragraph-properties fo:line-height="150%" style:text-autospace="none"/>
      <style:text-properties style:use-window-font-color="true" fo:language="pt" fo:country="BR" officeooo:rsid="00372148" officeooo:paragraph-rsid="00372148"/>
    </style:style>
    <style:style style:name="P83" style:family="paragraph" style:parent-style-name="Standard">
      <style:paragraph-properties fo:line-height="150%" style:text-autospace="none"/>
      <style:text-properties style:use-window-font-color="true" fo:language="pt" fo:country="BR" officeooo:rsid="00372148" officeooo:paragraph-rsid="00947170"/>
    </style:style>
    <style:style style:name="P84" style:family="paragraph" style:parent-style-name="Standard">
      <style:paragraph-properties fo:line-height="150%" fo:text-align="justify" style:justify-single-word="false" style:text-autospace="none"/>
      <style:text-properties style:use-window-font-color="true" fo:language="pt" fo:country="BR" officeooo:paragraph-rsid="007bf34e"/>
    </style:style>
    <style:style style:name="P85" style:family="paragraph" style:parent-style-name="Standard">
      <style:paragraph-properties fo:line-height="150%" fo:text-align="justify" style:justify-single-word="false" style:text-autospace="none"/>
      <style:text-properties style:use-window-font-color="true" fo:language="pt" fo:country="BR" fo:font-weight="bold" officeooo:rsid="007db80f" officeooo:paragraph-rsid="007db80f" style:font-weight-asian="bold" style:font-weight-complex="bold"/>
    </style:style>
    <style:style style:name="P86" style:family="paragraph" style:parent-style-name="Standard">
      <style:paragraph-properties fo:line-height="150%" fo:text-align="justify" style:justify-single-word="false" style:text-autospace="none"/>
      <style:text-properties style:use-window-font-color="true" fo:language="pt" fo:country="BR" fo:font-weight="bold" officeooo:rsid="007db80f" officeooo:paragraph-rsid="0083a2cf" style:font-weight-asian="bold" style:font-weight-complex="bold"/>
    </style:style>
    <style:style style:name="P87" style:family="paragraph" style:parent-style-name="Standard">
      <style:paragraph-properties fo:line-height="150%" fo:text-align="justify" style:justify-single-word="false" style:text-autospace="none"/>
      <style:text-properties style:use-window-font-color="true" fo:language="pt" fo:country="BR" fo:font-weight="bold" officeooo:rsid="0083a2cf" officeooo:paragraph-rsid="0083a2cf" style:font-weight-asian="bold" style:font-weight-complex="bold"/>
    </style:style>
    <style:style style:name="P88" style:family="paragraph" style:parent-style-name="Standard">
      <style:paragraph-properties fo:line-height="150%" fo:text-align="justify" style:justify-single-word="false" style:text-autospace="none"/>
      <style:text-properties fo:language="pt" fo:country="BR" officeooo:paragraph-rsid="007ae268"/>
    </style:style>
    <style:style style:name="P89" style:family="paragraph" style:parent-style-name="Standard">
      <style:paragraph-properties fo:line-height="150%" fo:text-align="justify" style:justify-single-word="false" style:text-autospace="none"/>
      <style:text-properties fo:language="pt" fo:country="BR" officeooo:paragraph-rsid="007db80f"/>
    </style:style>
    <style:style style:name="P90" style:family="paragraph" style:parent-style-name="Standard">
      <style:paragraph-properties fo:line-height="150%" fo:text-align="justify" style:justify-single-word="false" style:text-autospace="none"/>
      <style:text-properties fo:language="pt" fo:country="BR" officeooo:paragraph-rsid="0083a2cf"/>
    </style:style>
    <style:style style:name="P91" style:family="paragraph" style:parent-style-name="Standard" style:list-style-name="WW8Num1">
      <style:paragraph-properties fo:margin-left="0.635cm" fo:margin-right="0cm" fo:line-height="150%" fo:text-align="justify" style:justify-single-word="false" fo:text-indent="0cm" style:auto-text-indent="false" style:text-autospace="none">
        <style:tab-stops>
          <style:tab-stop style:position="1.27cm"/>
          <style:tab-stop style:position="2.54cm"/>
        </style:tab-stops>
      </style:paragraph-properties>
      <style:text-properties fo:color="#000000" style:font-name="Arial" fo:font-size="14pt" fo:language="pt" fo:country="BR" officeooo:paragraph-rsid="0017851f" style:font-size-asian="14pt" style:font-name-complex="Arial" style:font-size-complex="5.5pt"/>
    </style:style>
    <style:style style:name="P92" style:family="paragraph" style:parent-style-name="Standard" style:list-style-name="WW8Num1">
      <style:paragraph-properties fo:margin-left="0.635cm" fo:margin-right="0cm" fo:line-height="150%" fo:text-align="justify" style:justify-single-word="false" fo:text-indent="0cm" style:auto-text-indent="false" style:text-autospace="none">
        <style:tab-stops>
          <style:tab-stop style:position="1.27cm"/>
          <style:tab-stop style:position="2.54cm"/>
        </style:tab-stops>
      </style:paragraph-properties>
      <style:text-properties fo:color="#000000" fo:language="pt" fo:country="BR" officeooo:paragraph-rsid="0017851f"/>
    </style:style>
    <style:style style:name="P93" style:family="paragraph" style:parent-style-name="Standard" style:list-style-name="WW8Num1">
      <style:paragraph-properties fo:margin-left="0.635cm" fo:margin-right="0cm" fo:line-height="150%" fo:text-align="justify" style:justify-single-word="false" fo:text-indent="0cm" style:auto-text-indent="false" style:text-autospace="none">
        <style:tab-stops>
          <style:tab-stop style:position="1.27cm"/>
          <style:tab-stop style:position="2.54cm"/>
        </style:tab-stops>
      </style:paragraph-properties>
      <style:text-properties fo:color="#000000" fo:language="pt" fo:country="BR" fo:font-weight="bold" officeooo:rsid="0086027e" officeooo:paragraph-rsid="0086027e" style:font-weight-asian="bold" style:font-weight-complex="bold"/>
    </style:style>
    <style:style style:name="P94" style:family="paragraph" style:parent-style-name="Standard" style:list-style-name="WW8Num1">
      <style:paragraph-properties fo:margin-left="0.635cm" fo:margin-right="0cm" fo:line-height="150%" fo:text-align="justify" style:justify-single-word="false" fo:text-indent="0cm" style:auto-text-indent="false" style:text-autospace="none">
        <style:tab-stops>
          <style:tab-stop style:position="1.27cm"/>
          <style:tab-stop style:position="2.54cm"/>
        </style:tab-stops>
      </style:paragraph-properties>
      <style:text-properties fo:color="#000000" fo:language="pt" fo:country="BR" officeooo:rsid="00891d68" officeooo:paragraph-rsid="00891d68"/>
    </style:style>
    <style:style style:name="P95" style:family="paragraph" style:parent-style-name="Standard" style:list-style-name="WW8Num1">
      <style:paragraph-properties fo:margin-left="0.635cm" fo:margin-right="0cm" fo:line-height="150%" fo:text-align="justify" style:justify-single-word="false" fo:text-indent="0cm" style:auto-text-indent="false" style:text-autospace="none">
        <style:tab-stops>
          <style:tab-stop style:position="1.27cm"/>
          <style:tab-stop style:position="2.54cm"/>
        </style:tab-stops>
      </style:paragraph-properties>
      <style:text-properties fo:language="pt" fo:country="BR" officeooo:paragraph-rsid="008bf054"/>
    </style:style>
    <style:style style:name="P96" style:family="paragraph" style:parent-style-name="Standard" style:master-page-name="Standard">
      <style:paragraph-properties fo:line-height="150%" fo:text-align="center" style:justify-single-word="false" style:page-number="auto" fo:break-before="page" style:text-autospace="none"/>
      <style:text-properties fo:color="#000000" style:font-name="Arial" fo:font-size="14pt" fo:language="pt" fo:country="BR" fo:font-weight="bold" officeooo:paragraph-rsid="0017851f" style:font-size-asian="14pt" style:font-weight-asian="bold" style:font-name-complex="Arial" style:font-size-complex="5.5pt" style:font-weight-complex="bold"/>
    </style:style>
    <style:style style:name="P97" style:family="paragraph" style:parent-style-name="Standard">
      <style:paragraph-properties fo:line-height="150%" fo:text-align="center" style:justify-single-word="false" fo:break-before="page" style:text-autospace="none"/>
      <style:text-properties fo:color="#000000" style:font-name="Arial" fo:font-size="14pt" fo:language="pt" fo:country="BR" fo:font-weight="bold" officeooo:paragraph-rsid="0017851f" style:font-size-asian="14pt" style:font-weight-asian="bold" style:font-name-complex="Arial" style:font-size-complex="5.5pt" style:font-weight-complex="bold"/>
    </style:style>
    <style:style style:name="T1" style:family="text">
      <style:text-properties style:font-name="Arial" fo:font-size="14pt" fo:language="en" fo:country="US" style:font-size-asian="14pt" style:font-name-complex="Arial" style:font-size-complex="5.5pt"/>
    </style:style>
    <style:style style:name="T2" style:family="text">
      <style:text-properties style:font-name="Arial" fo:font-size="14pt" fo:language="en" fo:country="US" officeooo:rsid="0017e2a7" style:font-size-asian="14pt" style:font-name-complex="Arial" style:font-size-complex="5.5pt"/>
    </style:style>
    <style:style style:name="T3" style:family="text">
      <style:text-properties style:font-name="Arial" fo:font-size="14pt" fo:language="en" fo:country="US" officeooo:rsid="0018f6c5" style:font-size-asian="14pt" style:font-name-complex="Arial" style:font-size-complex="5.5pt"/>
    </style:style>
    <style:style style:name="T4" style:family="text">
      <style:text-properties style:font-name="Arial" fo:font-size="14pt" fo:language="en" fo:country="US" officeooo:rsid="0019288e" style:font-size-asian="14pt" style:font-name-complex="Arial" style:font-size-complex="5.5pt"/>
    </style:style>
    <style:style style:name="T5" style:family="text">
      <style:text-properties style:font-name="Arial" fo:font-size="14pt" fo:language="en" fo:country="US" officeooo:rsid="001c4522" style:font-size-asian="14pt" style:font-name-complex="Arial" style:font-size-complex="5.5pt"/>
    </style:style>
    <style:style style:name="T6" style:family="text">
      <style:text-properties style:font-name="Arial" fo:font-size="14pt" fo:language="en" fo:country="US" officeooo:rsid="001e3e00" style:font-size-asian="14pt" style:font-name-complex="Arial" style:font-size-complex="5.5pt"/>
    </style:style>
    <style:style style:name="T7" style:family="text">
      <style:text-properties style:font-name="Arial" fo:font-size="14pt" fo:language="en" fo:country="US" officeooo:rsid="001f505b" style:font-size-asian="14pt" style:font-name-complex="Arial" style:font-size-complex="5.5pt"/>
    </style:style>
    <style:style style:name="T8" style:family="text">
      <style:text-properties style:font-name="Arial" fo:font-size="14pt" fo:language="en" fo:country="US" officeooo:rsid="001ff358" style:font-size-asian="14pt" style:font-name-complex="Arial" style:font-size-complex="5.5pt"/>
    </style:style>
    <style:style style:name="T9" style:family="text">
      <style:text-properties style:font-name="Arial" fo:font-size="14pt" fo:language="en" fo:country="US" officeooo:rsid="00294e5f" style:font-size-asian="14pt" style:font-name-complex="Arial" style:font-size-complex="5.5pt"/>
    </style:style>
    <style:style style:name="T10" style:family="text">
      <style:text-properties style:font-name="Arial" fo:font-size="14pt" fo:language="en" fo:country="US" officeooo:rsid="00424e37" style:font-size-asian="14pt" style:font-name-complex="Arial" style:font-size-complex="5.5pt"/>
    </style:style>
    <style:style style:name="T11" style:family="text">
      <style:text-properties style:font-name="Arial" fo:font-size="14pt" fo:language="en" fo:country="US" officeooo:rsid="00771826" style:font-size-asian="14pt" style:font-name-complex="Arial" style:font-size-complex="5.5pt"/>
    </style:style>
    <style:style style:name="T12" style:family="text">
      <style:text-properties style:font-name="Arial" fo:font-size="14pt" fo:language="en" fo:country="US" fo:background-color="transparent" loext:char-shading-value="0" style:font-size-asian="14pt" style:font-name-complex="Arial" style:font-size-complex="5.5pt"/>
    </style:style>
    <style:style style:name="T13" style:family="text">
      <style:text-properties style:font-name="Arial" fo:font-size="14pt" fo:language="en" fo:country="US" officeooo:rsid="0017e2a7" fo:background-color="transparent" loext:char-shading-value="0" style:font-size-asian="14pt" style:font-name-complex="Arial" style:font-size-complex="5.5pt"/>
    </style:style>
    <style:style style:name="T14" style:family="text">
      <style:text-properties style:font-name="Arial" fo:font-size="14pt" fo:language="en" fo:country="US" officeooo:rsid="0018f6c5" fo:background-color="transparent" loext:char-shading-value="0" style:font-size-asian="14pt" style:font-name-complex="Arial" style:font-size-complex="5.5pt"/>
    </style:style>
    <style:style style:name="T15" style:family="text">
      <style:text-properties style:font-name="Arial" fo:font-size="14pt" fo:language="en" fo:country="US" officeooo:rsid="002735cc" fo:background-color="transparent" loext:char-shading-value="0" style:font-size-asian="14pt" style:font-name-complex="Arial" style:font-size-complex="5.5pt"/>
    </style:style>
    <style:style style:name="T16" style:family="text">
      <style:text-properties style:font-name="Arial" fo:font-size="14pt" fo:language="en" fo:country="US" officeooo:rsid="00278168" fo:background-color="transparent" loext:char-shading-value="0" style:font-size-asian="14pt" style:font-name-complex="Arial" style:font-size-complex="5.5pt"/>
    </style:style>
    <style:style style:name="T17" style:family="text">
      <style:text-properties style:font-name="Arial" fo:font-size="14pt" fo:language="en" fo:country="US" officeooo:rsid="00282385" fo:background-color="transparent" loext:char-shading-value="0" style:font-size-asian="14pt" style:font-name-complex="Arial" style:font-size-complex="5.5pt"/>
    </style:style>
    <style:style style:name="T18" style:family="text">
      <style:text-properties style:font-name="Arial" fo:font-size="14pt" fo:language="en" fo:country="US" officeooo:rsid="00294e5f" fo:background-color="transparent" loext:char-shading-value="0" style:font-size-asian="14pt" style:font-name-complex="Arial" style:font-size-complex="5.5pt"/>
    </style:style>
    <style:style style:name="T19" style:family="text">
      <style:text-properties style:font-name="Arial" fo:font-size="14pt" fo:language="en" fo:country="US" officeooo:rsid="00307d8d" fo:background-color="transparent" loext:char-shading-value="0" style:font-size-asian="14pt" style:font-name-complex="Arial" style:font-size-complex="5.5pt"/>
    </style:style>
    <style:style style:name="T20" style:family="text">
      <style:text-properties style:font-name="Arial" fo:font-size="14pt" fo:language="en" fo:country="US" officeooo:rsid="00324397" fo:background-color="transparent" loext:char-shading-value="0" style:font-size-asian="14pt" style:font-name-complex="Arial" style:font-size-complex="5.5pt"/>
    </style:style>
    <style:style style:name="T21" style:family="text">
      <style:text-properties style:font-name="Arial" fo:font-size="14pt" fo:language="en" fo:country="US" officeooo:rsid="00327026" fo:background-color="transparent" loext:char-shading-value="0" style:font-size-asian="14pt" style:font-name-complex="Arial" style:font-size-complex="5.5pt"/>
    </style:style>
    <style:style style:name="T22" style:family="text">
      <style:text-properties style:font-name="Arial" fo:font-size="14pt" fo:language="en" fo:country="US" officeooo:rsid="00407267" fo:background-color="transparent" loext:char-shading-value="0" style:font-size-asian="14pt" style:font-name-complex="Arial" style:font-size-complex="5.5pt"/>
    </style:style>
    <style:style style:name="T23" style:family="text">
      <style:text-properties style:font-name="Arial" fo:font-size="14pt" fo:language="en" fo:country="US" officeooo:rsid="00444e4e" fo:background-color="transparent" loext:char-shading-value="0" style:font-size-asian="14pt" style:font-name-complex="Arial" style:font-size-complex="5.5pt"/>
    </style:style>
    <style:style style:name="T24" style:family="text">
      <style:text-properties style:font-name="Arial" fo:font-size="14pt" fo:language="en" fo:country="US" officeooo:rsid="0045989a" fo:background-color="transparent" loext:char-shading-value="0" style:font-size-asian="14pt" style:font-name-complex="Arial" style:font-size-complex="5.5pt"/>
    </style:style>
    <style:style style:name="T25" style:family="text">
      <style:text-properties style:font-name="Arial" fo:font-size="14pt" fo:language="en" fo:country="US" officeooo:rsid="0045d596" fo:background-color="transparent" loext:char-shading-value="0" style:font-size-asian="14pt" style:font-name-complex="Arial" style:font-size-complex="5.5pt"/>
    </style:style>
    <style:style style:name="T26" style:family="text">
      <style:text-properties style:font-name="Arial" fo:font-size="14pt" fo:language="en" fo:country="US" officeooo:rsid="004a37af" fo:background-color="transparent" loext:char-shading-value="0" style:font-size-asian="14pt" style:font-name-complex="Arial" style:font-size-complex="5.5pt"/>
    </style:style>
    <style:style style:name="T27" style:family="text">
      <style:text-properties style:font-name="Arial" fo:font-size="14pt" fo:language="en" fo:country="US" officeooo:rsid="004b7b54" fo:background-color="transparent" loext:char-shading-value="0" style:font-size-asian="14pt" style:font-name-complex="Arial" style:font-size-complex="5.5pt"/>
    </style:style>
    <style:style style:name="T28" style:family="text">
      <style:text-properties style:font-name="Arial" fo:font-size="14pt" fo:language="en" fo:country="US" officeooo:rsid="004baf87" fo:background-color="transparent" loext:char-shading-value="0" style:font-size-asian="14pt" style:font-name-complex="Arial" style:font-size-complex="5.5pt"/>
    </style:style>
    <style:style style:name="T29" style:family="text">
      <style:text-properties style:font-name="Arial" fo:font-size="14pt" fo:language="en" fo:country="US" officeooo:rsid="004be05e" fo:background-color="transparent" loext:char-shading-value="0" style:font-size-asian="14pt" style:font-name-complex="Arial" style:font-size-complex="5.5pt"/>
    </style:style>
    <style:style style:name="T30" style:family="text">
      <style:text-properties style:font-name="Arial" fo:font-size="14pt" fo:language="en" fo:country="US" officeooo:rsid="004d63ca" fo:background-color="transparent" loext:char-shading-value="0" style:font-size-asian="14pt" style:font-name-complex="Arial" style:font-size-complex="5.5pt"/>
    </style:style>
    <style:style style:name="T31" style:family="text">
      <style:text-properties style:font-name="Arial" fo:font-size="14pt" fo:language="en" fo:country="US" officeooo:rsid="004ec8c6" fo:background-color="transparent" loext:char-shading-value="0" style:font-size-asian="14pt" style:font-name-complex="Arial" style:font-size-complex="5.5pt"/>
    </style:style>
    <style:style style:name="T32" style:family="text">
      <style:text-properties style:font-name="Arial" fo:font-size="14pt" fo:language="en" fo:country="US" officeooo:rsid="004fa4eb" fo:background-color="transparent" loext:char-shading-value="0" style:font-size-asian="14pt" style:font-name-complex="Arial" style:font-size-complex="5.5pt"/>
    </style:style>
    <style:style style:name="T33" style:family="text">
      <style:text-properties style:font-name="Arial" fo:font-size="14pt" fo:language="en" fo:country="US" officeooo:rsid="004fa6ac" fo:background-color="transparent" loext:char-shading-value="0" style:font-size-asian="14pt" style:font-name-complex="Arial" style:font-size-complex="5.5pt"/>
    </style:style>
    <style:style style:name="T34" style:family="text">
      <style:text-properties style:font-name="Arial" fo:font-size="14pt" fo:language="en" fo:country="US" officeooo:rsid="0053dd45" fo:background-color="transparent" loext:char-shading-value="0" style:font-size-asian="14pt" style:font-name-complex="Arial" style:font-size-complex="5.5pt"/>
    </style:style>
    <style:style style:name="T35" style:family="text">
      <style:text-properties style:font-name="Arial" fo:font-size="14pt" fo:language="en" fo:country="US" officeooo:rsid="0054ca0f" fo:background-color="transparent" loext:char-shading-value="0" style:font-size-asian="14pt" style:font-name-complex="Arial" style:font-size-complex="5.5pt"/>
    </style:style>
    <style:style style:name="T36" style:family="text">
      <style:text-properties style:font-name="Arial" fo:font-size="14pt" fo:language="en" fo:country="US" officeooo:rsid="00582345" fo:background-color="transparent" loext:char-shading-value="0" style:font-size-asian="14pt" style:font-name-complex="Arial" style:font-size-complex="5.5pt"/>
    </style:style>
    <style:style style:name="T37" style:family="text">
      <style:text-properties style:font-name="Arial" fo:font-size="14pt" fo:language="en" fo:country="US" officeooo:rsid="005a450b" fo:background-color="transparent" loext:char-shading-value="0" style:font-size-asian="14pt" style:font-name-complex="Arial" style:font-size-complex="5.5pt"/>
    </style:style>
    <style:style style:name="T38" style:family="text">
      <style:text-properties style:font-name="Arial" fo:font-size="14pt" fo:language="en" fo:country="US" officeooo:rsid="005bd703" fo:background-color="transparent" loext:char-shading-value="0" style:font-size-asian="14pt" style:font-name-complex="Arial" style:font-size-complex="5.5pt"/>
    </style:style>
    <style:style style:name="T39" style:family="text">
      <style:text-properties style:font-name="Arial" fo:font-size="14pt" fo:language="en" fo:country="US" officeooo:rsid="005c555b" fo:background-color="transparent" loext:char-shading-value="0" style:font-size-asian="14pt" style:font-name-complex="Arial" style:font-size-complex="5.5pt"/>
    </style:style>
    <style:style style:name="T40" style:family="text">
      <style:text-properties style:font-name="Arial" fo:font-size="14pt" fo:language="en" fo:country="US" officeooo:rsid="008e24b6" fo:background-color="transparent" loext:char-shading-value="0" style:font-size-asian="14pt" style:font-name-complex="Arial" style:font-size-complex="5.5pt"/>
    </style:style>
    <style:style style:name="T41" style:family="text">
      <style:text-properties style:font-name="Arial" fo:font-size="14pt" fo:language="en" fo:country="US" officeooo:rsid="0090ddf6" fo:background-color="transparent" loext:char-shading-value="0" style:font-size-asian="14pt" style:font-name-complex="Arial" style:font-size-complex="5.5pt"/>
    </style:style>
    <style:style style:name="T42" style:family="text">
      <style:text-properties style:font-name="Arial" fo:font-size="14pt" fo:language="en" fo:country="US" officeooo:rsid="0092c28a" fo:background-color="transparent" loext:char-shading-value="0" style:font-size-asian="14pt" style:font-name-complex="Arial" style:font-size-complex="5.5pt"/>
    </style:style>
    <style:style style:name="T43" style:family="text">
      <style:text-properties style:font-name="Arial" fo:font-size="14pt" fo:language="en" fo:country="US" officeooo:rsid="0097412f" fo:background-color="transparent" loext:char-shading-value="0" style:font-size-asian="14pt" style:font-name-complex="Arial" style:font-size-complex="5.5pt"/>
    </style:style>
    <style:style style:name="T44" style:family="text">
      <style:text-properties style:font-name="Arial" fo:font-size="14pt" fo:language="en" fo:country="US" officeooo:rsid="009868f8" fo:background-color="transparent" loext:char-shading-value="0" style:font-size-asian="14pt" style:font-name-complex="Arial" style:font-size-complex="5.5pt"/>
    </style:style>
    <style:style style:name="T45" style:family="text">
      <style:text-properties style:font-name="Arial" fo:font-size="14pt" fo:language="en" fo:country="US" officeooo:rsid="00998406" fo:background-color="transparent" loext:char-shading-value="0" style:font-size-asian="14pt" style:font-name-complex="Arial" style:font-size-complex="5.5pt"/>
    </style:style>
    <style:style style:name="T46" style:family="text">
      <style:text-properties style:font-name="Arial" fo:font-size="14pt" fo:language="en" fo:country="US" officeooo:rsid="00a123c8" fo:background-color="transparent" loext:char-shading-value="0" style:font-size-asian="14pt" style:font-name-complex="Arial" style:font-size-complex="5.5pt"/>
    </style:style>
    <style:style style:name="T47" style:family="text">
      <style:text-properties style:font-name="Arial" fo:font-size="14pt" style:font-size-asian="14pt" style:font-name-complex="Arial" style:font-size-complex="5.5pt"/>
    </style:style>
    <style:style style:name="T48" style:family="text">
      <style:text-properties style:font-name="Arial" fo:font-size="14pt" officeooo:rsid="007931bc" style:font-size-asian="14pt" style:font-name-complex="Arial" style:font-size-complex="5.5pt"/>
    </style:style>
    <style:style style:name="T49" style:family="text">
      <style:text-properties style:font-name="Arial" fo:font-size="14pt" officeooo:rsid="007bf34e" style:font-size-asian="14pt" style:font-name-complex="Arial" style:font-size-complex="5.5pt"/>
    </style:style>
    <style:style style:name="T50" style:family="text">
      <style:text-properties style:font-name="Arial" fo:font-size="14pt" officeooo:rsid="007e3fe5" style:font-size-asian="14pt" style:font-name-complex="Arial" style:font-size-complex="5.5pt"/>
    </style:style>
    <style:style style:name="T51" style:family="text">
      <style:text-properties style:font-name="Arial" fo:font-size="14pt" officeooo:rsid="00804885" style:font-size-asian="14pt" style:font-name-complex="Arial" style:font-size-complex="5.5pt"/>
    </style:style>
    <style:style style:name="T52" style:family="text">
      <style:text-properties style:font-name="Arial" fo:font-size="14pt" officeooo:rsid="0017e2a7" style:font-size-asian="14pt" style:font-name-complex="Arial" style:font-size-complex="5.5pt"/>
    </style:style>
    <style:style style:name="T53" style:family="text">
      <style:text-properties style:font-name="Arial" fo:font-size="14pt" officeooo:rsid="0018f6c5" style:font-size-asian="14pt" style:font-name-complex="Arial" style:font-size-complex="5.5pt"/>
    </style:style>
    <style:style style:name="T54" style:family="text">
      <style:text-properties style:font-name="Arial" fo:font-size="14pt" officeooo:rsid="0019288e" style:font-size-asian="14pt" style:font-name-complex="Arial" style:font-size-complex="5.5pt"/>
    </style:style>
    <style:style style:name="T55" style:family="text">
      <style:text-properties style:font-name="Arial" fo:font-size="14pt" officeooo:rsid="001e3e00" style:font-size-asian="14pt" style:font-name-complex="Arial" style:font-size-complex="5.5pt"/>
    </style:style>
    <style:style style:name="T56" style:family="text">
      <style:text-properties style:font-name="Arial" fo:font-size="14pt" officeooo:rsid="001c4522" style:font-size-asian="14pt" style:font-name-complex="Arial" style:font-size-complex="5.5pt"/>
    </style:style>
    <style:style style:name="T57" style:family="text">
      <style:text-properties style:font-name="Arial" fo:font-size="14pt" officeooo:rsid="001f505b" style:font-size-asian="14pt" style:font-name-complex="Arial" style:font-size-complex="5.5pt"/>
    </style:style>
    <style:style style:name="T58" style:family="text">
      <style:text-properties style:font-name="Arial" fo:font-size="14pt" officeooo:rsid="001ff358" style:font-size-asian="14pt" style:font-name-complex="Arial" style:font-size-complex="5.5pt"/>
    </style:style>
    <style:style style:name="T59" style:family="text">
      <style:text-properties style:font-name="Arial" fo:font-size="14pt" officeooo:rsid="00294e5f" style:font-size-asian="14pt" style:font-name-complex="Arial" style:font-size-complex="5.5pt"/>
    </style:style>
    <style:style style:name="T60" style:family="text">
      <style:text-properties style:font-name="Arial" fo:font-size="14pt" officeooo:rsid="00771826" style:font-size-asian="14pt" style:font-name-complex="Arial" style:font-size-complex="5.5pt"/>
    </style:style>
    <style:style style:name="T61" style:family="text">
      <style:text-properties style:font-name="Arial" fo:font-size="14pt" officeooo:rsid="00424e37" style:font-size-asian="14pt" style:font-name-complex="Arial" style:font-size-complex="5.5pt"/>
    </style:style>
    <style:style style:name="T62" style:family="text">
      <style:text-properties style:font-name="Arial" fo:font-size="14pt" fo:font-weight="bold" style:font-size-asian="14pt" style:font-weight-asian="bold" style:font-name-complex="Arial" style:font-size-complex="5.5pt" style:font-weight-complex="bold"/>
    </style:style>
    <style:style style:name="T63" style:family="text">
      <style:text-properties style:font-name="Arial" fo:font-size="14pt" fo:font-weight="bold" officeooo:rsid="0077b47e" style:font-size-asian="14pt" style:font-weight-asian="bold" style:font-name-complex="Arial" style:font-size-complex="5.5pt" style:font-weight-complex="bold"/>
    </style:style>
    <style:style style:name="T64" style:family="text">
      <style:text-properties style:font-name="Arial" fo:font-size="14pt" fo:font-weight="bold" officeooo:rsid="007931bc" style:font-size-asian="14pt" style:font-weight-asian="bold" style:font-name-complex="Arial" style:font-size-complex="5.5pt" style:font-weight-complex="bold"/>
    </style:style>
    <style:style style:name="T65" style:family="text">
      <style:text-properties style:font-name="Arial" fo:font-size="14pt" fo:font-weight="bold" officeooo:rsid="007ae268" style:font-size-asian="14pt" style:font-weight-asian="bold" style:font-name-complex="Arial" style:font-size-complex="5.5pt" style:font-weight-complex="bold"/>
    </style:style>
    <style:style style:name="T66" style:family="text">
      <style:text-properties style:font-name="Arial" fo:font-size="14pt" fo:font-weight="bold" officeooo:rsid="007bf34e" style:font-size-asian="14pt" style:font-weight-asian="bold" style:font-name-complex="Arial" style:font-size-complex="5.5pt" style:font-weight-complex="bold"/>
    </style:style>
    <style:style style:name="T67" style:family="text">
      <style:text-properties style:font-name="Arial" fo:font-size="14pt" fo:font-weight="bold" officeooo:rsid="0083a2cf" style:font-size-asian="14pt" style:font-weight-asian="bold" style:font-name-complex="Arial" style:font-size-complex="5.5pt" style:font-weight-complex="bold"/>
    </style:style>
    <style:style style:name="T68" style:family="text">
      <style:text-properties style:font-name="Arial" fo:font-size="14pt" fo:font-weight="bold" officeooo:rsid="008466a9" style:font-size-asian="14pt" style:font-weight-asian="bold" style:font-name-complex="Arial" style:font-size-complex="5.5pt" style:font-weight-complex="bold"/>
    </style:style>
    <style:style style:name="T69" style:family="text">
      <style:text-properties style:font-name="Arial" fo:font-size="14pt" fo:font-weight="bold" officeooo:rsid="007bf34e" fo:background-color="transparent" loext:char-shading-value="0" style:font-size-asian="14pt" style:font-weight-asian="bold" style:font-name-complex="Arial" style:font-size-complex="5.5pt" style:font-weight-complex="bold"/>
    </style:style>
    <style:style style:name="T70" style:family="text">
      <style:text-properties style:font-name="Arial" fo:font-size="14pt" fo:font-weight="bold" officeooo:rsid="007db80f" fo:background-color="transparent" loext:char-shading-value="0" style:font-size-asian="14pt" style:font-weight-asian="bold" style:font-name-complex="Arial" style:font-size-complex="5.5pt" style:font-weight-complex="bold"/>
    </style:style>
    <style:style style:name="T71" style:family="text">
      <style:text-properties style:font-name="Arial" fo:font-size="14pt" fo:font-weight="normal" style:font-size-asian="14pt" style:font-weight-asian="normal" style:font-name-complex="Arial" style:font-size-complex="5.5pt" style:font-weight-complex="normal"/>
    </style:style>
    <style:style style:name="T72" style:family="text">
      <style:text-properties style:font-name="Arial" fo:font-size="14pt" fo:font-weight="normal" officeooo:rsid="007ae268" style:font-size-asian="14pt" style:font-weight-asian="normal" style:font-name-complex="Arial" style:font-size-complex="5.5pt" style:font-weight-complex="normal"/>
    </style:style>
    <style:style style:name="T73" style:family="text">
      <style:text-properties style:font-name="Arial" fo:font-size="14pt" fo:background-color="transparent" loext:char-shading-value="0" style:font-size-asian="14pt" style:font-name-complex="Arial" style:font-size-complex="5.5pt"/>
    </style:style>
    <style:style style:name="T74" style:family="text">
      <style:text-properties style:font-name="Arial" fo:font-size="14pt" officeooo:rsid="0017e2a7" fo:background-color="transparent" loext:char-shading-value="0" style:font-size-asian="14pt" style:font-name-complex="Arial" style:font-size-complex="5.5pt"/>
    </style:style>
    <style:style style:name="T75" style:family="text">
      <style:text-properties style:font-name="Arial" fo:font-size="14pt" officeooo:rsid="0018f6c5" fo:background-color="transparent" loext:char-shading-value="0" style:font-size-asian="14pt" style:font-name-complex="Arial" style:font-size-complex="5.5pt"/>
    </style:style>
    <style:style style:name="T76" style:family="text">
      <style:text-properties style:font-name="Arial" fo:font-size="14pt" officeooo:rsid="002735cc" fo:background-color="transparent" loext:char-shading-value="0" style:font-size-asian="14pt" style:font-name-complex="Arial" style:font-size-complex="5.5pt"/>
    </style:style>
    <style:style style:name="T77" style:family="text">
      <style:text-properties style:font-name="Arial" fo:font-size="14pt" officeooo:rsid="00278168" fo:background-color="transparent" loext:char-shading-value="0" style:font-size-asian="14pt" style:font-name-complex="Arial" style:font-size-complex="5.5pt"/>
    </style:style>
    <style:style style:name="T78" style:family="text">
      <style:text-properties style:font-name="Arial" fo:font-size="14pt" officeooo:rsid="00294e5f" fo:background-color="transparent" loext:char-shading-value="0" style:font-size-asian="14pt" style:font-name-complex="Arial" style:font-size-complex="5.5pt"/>
    </style:style>
    <style:style style:name="T79" style:family="text">
      <style:text-properties style:font-name="Arial" fo:font-size="14pt" officeooo:rsid="00282385" fo:background-color="transparent" loext:char-shading-value="0" style:font-size-asian="14pt" style:font-name-complex="Arial" style:font-size-complex="5.5pt"/>
    </style:style>
    <style:style style:name="T80" style:family="text">
      <style:text-properties style:font-name="Arial" fo:font-size="14pt" officeooo:rsid="00324397" fo:background-color="transparent" loext:char-shading-value="0" style:font-size-asian="14pt" style:font-name-complex="Arial" style:font-size-complex="5.5pt"/>
    </style:style>
    <style:style style:name="T81" style:family="text">
      <style:text-properties style:font-name="Arial" fo:font-size="14pt" officeooo:rsid="00327026" fo:background-color="transparent" loext:char-shading-value="0" style:font-size-asian="14pt" style:font-name-complex="Arial" style:font-size-complex="5.5pt"/>
    </style:style>
    <style:style style:name="T82" style:family="text">
      <style:text-properties style:font-name="Arial" fo:font-size="14pt" officeooo:rsid="00307d8d" fo:background-color="transparent" loext:char-shading-value="0" style:font-size-asian="14pt" style:font-name-complex="Arial" style:font-size-complex="5.5pt"/>
    </style:style>
    <style:style style:name="T83" style:family="text">
      <style:text-properties style:font-name="Arial" fo:font-size="14pt" officeooo:rsid="00a123c8" fo:background-color="transparent" loext:char-shading-value="0" style:font-size-asian="14pt" style:font-name-complex="Arial" style:font-size-complex="5.5pt"/>
    </style:style>
    <style:style style:name="T84" style:family="text">
      <style:text-properties style:font-name="Arial" fo:font-size="14pt" officeooo:rsid="00407267" fo:background-color="transparent" loext:char-shading-value="0" style:font-size-asian="14pt" style:font-name-complex="Arial" style:font-size-complex="5.5pt"/>
    </style:style>
    <style:style style:name="T85" style:family="text">
      <style:text-properties style:font-name="Arial" fo:font-size="14pt" officeooo:rsid="00444e4e" fo:background-color="transparent" loext:char-shading-value="0" style:font-size-asian="14pt" style:font-name-complex="Arial" style:font-size-complex="5.5pt"/>
    </style:style>
    <style:style style:name="T86" style:family="text">
      <style:text-properties style:font-name="Arial" fo:font-size="14pt" officeooo:rsid="0045989a" fo:background-color="transparent" loext:char-shading-value="0" style:font-size-asian="14pt" style:font-name-complex="Arial" style:font-size-complex="5.5pt"/>
    </style:style>
    <style:style style:name="T87" style:family="text">
      <style:text-properties style:font-name="Arial" fo:font-size="14pt" officeooo:rsid="0045d596" fo:background-color="transparent" loext:char-shading-value="0" style:font-size-asian="14pt" style:font-name-complex="Arial" style:font-size-complex="5.5pt"/>
    </style:style>
    <style:style style:name="T88" style:family="text">
      <style:text-properties style:font-name="Arial" fo:font-size="14pt" officeooo:rsid="004a37af" fo:background-color="transparent" loext:char-shading-value="0" style:font-size-asian="14pt" style:font-name-complex="Arial" style:font-size-complex="5.5pt"/>
    </style:style>
    <style:style style:name="T89" style:family="text">
      <style:text-properties style:font-name="Arial" fo:font-size="14pt" officeooo:rsid="004b7b54" fo:background-color="transparent" loext:char-shading-value="0" style:font-size-asian="14pt" style:font-name-complex="Arial" style:font-size-complex="5.5pt"/>
    </style:style>
    <style:style style:name="T90" style:family="text">
      <style:text-properties style:font-name="Arial" fo:font-size="14pt" officeooo:rsid="004baf87" fo:background-color="transparent" loext:char-shading-value="0" style:font-size-asian="14pt" style:font-name-complex="Arial" style:font-size-complex="5.5pt"/>
    </style:style>
    <style:style style:name="T91" style:family="text">
      <style:text-properties style:font-name="Arial" fo:font-size="14pt" officeooo:rsid="004be05e" fo:background-color="transparent" loext:char-shading-value="0" style:font-size-asian="14pt" style:font-name-complex="Arial" style:font-size-complex="5.5pt"/>
    </style:style>
    <style:style style:name="T92" style:family="text">
      <style:text-properties style:font-name="Arial" fo:font-size="14pt" officeooo:rsid="00582345" fo:background-color="transparent" loext:char-shading-value="0" style:font-size-asian="14pt" style:font-name-complex="Arial" style:font-size-complex="5.5pt"/>
    </style:style>
    <style:style style:name="T93" style:family="text">
      <style:text-properties style:font-name="Arial" fo:font-size="14pt" officeooo:rsid="004d63ca" fo:background-color="transparent" loext:char-shading-value="0" style:font-size-asian="14pt" style:font-name-complex="Arial" style:font-size-complex="5.5pt"/>
    </style:style>
    <style:style style:name="T94" style:family="text">
      <style:text-properties style:font-name="Arial" fo:font-size="14pt" officeooo:rsid="004ec8c6" fo:background-color="transparent" loext:char-shading-value="0" style:font-size-asian="14pt" style:font-name-complex="Arial" style:font-size-complex="5.5pt"/>
    </style:style>
    <style:style style:name="T95" style:family="text">
      <style:text-properties style:font-name="Arial" fo:font-size="14pt" officeooo:rsid="004fa4eb" fo:background-color="transparent" loext:char-shading-value="0" style:font-size-asian="14pt" style:font-name-complex="Arial" style:font-size-complex="5.5pt"/>
    </style:style>
    <style:style style:name="T96" style:family="text">
      <style:text-properties style:font-name="Arial" fo:font-size="14pt" officeooo:rsid="004fa6ac" fo:background-color="transparent" loext:char-shading-value="0" style:font-size-asian="14pt" style:font-name-complex="Arial" style:font-size-complex="5.5pt"/>
    </style:style>
    <style:style style:name="T97" style:family="text">
      <style:text-properties style:font-name="Arial" fo:font-size="14pt" officeooo:rsid="0053dd45" fo:background-color="transparent" loext:char-shading-value="0" style:font-size-asian="14pt" style:font-name-complex="Arial" style:font-size-complex="5.5pt"/>
    </style:style>
    <style:style style:name="T98" style:family="text">
      <style:text-properties style:font-name="Arial" fo:font-size="14pt" officeooo:rsid="005bd703" fo:background-color="transparent" loext:char-shading-value="0" style:font-size-asian="14pt" style:font-name-complex="Arial" style:font-size-complex="5.5pt"/>
    </style:style>
    <style:style style:name="T99" style:family="text">
      <style:text-properties style:font-name="Arial" fo:font-size="14pt" officeooo:rsid="0054ca0f" fo:background-color="transparent" loext:char-shading-value="0" style:font-size-asian="14pt" style:font-name-complex="Arial" style:font-size-complex="5.5pt"/>
    </style:style>
    <style:style style:name="T100" style:family="text">
      <style:text-properties style:font-name="Arial" fo:font-size="14pt" officeooo:rsid="005a450b" fo:background-color="transparent" loext:char-shading-value="0" style:font-size-asian="14pt" style:font-name-complex="Arial" style:font-size-complex="5.5pt"/>
    </style:style>
    <style:style style:name="T101" style:family="text">
      <style:text-properties style:font-name="Arial" fo:font-size="14pt" officeooo:rsid="005c555b" fo:background-color="transparent" loext:char-shading-value="0" style:font-size-asian="14pt" style:font-name-complex="Arial" style:font-size-complex="5.5pt"/>
    </style:style>
    <style:style style:name="T102" style:family="text">
      <style:text-properties style:font-name="Arial" fo:font-size="14pt" officeooo:rsid="0090ddf6" fo:background-color="transparent" loext:char-shading-value="0" style:font-size-asian="14pt" style:font-name-complex="Arial" style:font-size-complex="5.5pt"/>
    </style:style>
    <style:style style:name="T103" style:family="text">
      <style:text-properties style:font-name="Arial" fo:font-size="14pt" officeooo:rsid="0092c28a" fo:background-color="transparent" loext:char-shading-value="0" style:font-size-asian="14pt" style:font-name-complex="Arial" style:font-size-complex="5.5pt"/>
    </style:style>
    <style:style style:name="T104" style:family="text">
      <style:text-properties style:font-name="Arial" fo:font-size="14pt" officeooo:rsid="008e24b6" fo:background-color="transparent" loext:char-shading-value="0" style:font-size-asian="14pt" style:font-name-complex="Arial" style:font-size-complex="5.5pt"/>
    </style:style>
    <style:style style:name="T105" style:family="text">
      <style:text-properties style:font-name="Arial" fo:font-size="14pt" officeooo:rsid="0097412f" fo:background-color="transparent" loext:char-shading-value="0" style:font-size-asian="14pt" style:font-name-complex="Arial" style:font-size-complex="5.5pt"/>
    </style:style>
    <style:style style:name="T106" style:family="text">
      <style:text-properties style:font-name="Arial" fo:font-size="14pt" officeooo:rsid="00998406" fo:background-color="transparent" loext:char-shading-value="0" style:font-size-asian="14pt" style:font-name-complex="Arial" style:font-size-complex="5.5pt"/>
    </style:style>
    <style:style style:name="T107" style:family="text">
      <style:text-properties style:font-name="Arial" fo:font-size="14pt" officeooo:rsid="009868f8" fo:background-color="transparent" loext:char-shading-value="0" style:font-size-asian="14pt" style:font-name-complex="Arial" style:font-size-complex="5.5pt"/>
    </style:style>
    <style:style style:name="T108" style:family="text">
      <style:text-properties fo:language="en" fo:country="US"/>
    </style:style>
    <style:style style:name="T109" style:family="text">
      <style:text-properties fo:language="en" fo:country="US" fo:background-color="transparent" loext:char-shading-value="0"/>
    </style:style>
    <style:style style:name="T110" style:family="text">
      <style:text-properties fo:language="en" fo:country="US" officeooo:rsid="00528877" fo:background-color="transparent" loext:char-shading-value="0"/>
    </style:style>
    <style:style style:name="T111" style:family="text">
      <style:text-properties fo:language="en" fo:country="US" officeooo:rsid="006fc65d" fo:background-color="transparent" loext:char-shading-value="0"/>
    </style:style>
    <style:style style:name="T112" style:family="text">
      <style:text-properties fo:language="en" fo:country="US" officeooo:rsid="005c555b" fo:background-color="transparent" loext:char-shading-value="0"/>
    </style:style>
    <style:style style:name="T113" style:family="text">
      <style:text-properties fo:language="en" fo:country="US" officeooo:rsid="006fd23a" fo:background-color="transparent" loext:char-shading-value="0"/>
    </style:style>
    <style:style style:name="T114" style:family="text">
      <style:text-properties fo:language="en" fo:country="US" officeooo:rsid="0018f6c5" fo:background-color="transparent" loext:char-shading-value="0"/>
    </style:style>
    <style:style style:name="T115" style:family="text">
      <style:text-properties fo:language="en" fo:country="US" officeooo:rsid="007673ae" fo:background-color="transparent" loext:char-shading-value="0"/>
    </style:style>
    <style:style style:name="T116" style:family="text">
      <style:text-properties fo:language="en" fo:country="US" officeooo:rsid="004baf87" fo:background-color="transparent" loext:char-shading-value="0"/>
    </style:style>
    <style:style style:name="T117" style:family="text">
      <style:text-properties fo:language="en" fo:country="US" officeooo:rsid="004ec8c6" fo:background-color="transparent" loext:char-shading-value="0"/>
    </style:style>
    <style:style style:name="T118" style:family="text">
      <style:text-properties fo:language="en" fo:country="US" officeooo:rsid="004fa6ac" fo:background-color="transparent" loext:char-shading-value="0"/>
    </style:style>
    <style:style style:name="T119" style:family="text">
      <style:text-properties fo:language="en" fo:country="US" officeooo:rsid="00891043" fo:background-color="transparent" loext:char-shading-value="0"/>
    </style:style>
    <style:style style:name="T120" style:family="text">
      <style:text-properties fo:language="en" fo:country="US" officeooo:rsid="008b0feb" fo:background-color="transparent" loext:char-shading-value="0"/>
    </style:style>
    <style:style style:name="T121" style:family="text">
      <style:text-properties fo:language="en" fo:country="US" officeooo:rsid="008ba07f" fo:background-color="transparent" loext:char-shading-value="0"/>
    </style:style>
    <style:style style:name="T122" style:family="text">
      <style:text-properties fo:language="en" fo:country="US" officeooo:rsid="00747a22"/>
    </style:style>
    <style:style style:name="T123" style:family="text">
      <style:text-properties style:text-line-through-style="none" style:text-line-through-type="none" style:text-position="0% 100%" style:font-name="Arial" fo:font-size="14pt" fo:language="en" fo:country="US" fo:font-style="normal" officeooo:rsid="0018f6c5" style:font-size-asian="14pt" style:font-style-asian="normal" style:font-name-complex="Arial" style:font-size-complex="5.5pt" style:font-style-complex="normal"/>
    </style:style>
    <style:style style:name="T124" style:family="text">
      <style:text-properties style:text-line-through-style="none" style:text-line-through-type="none" style:text-position="0% 100%" style:font-name="Arial" fo:font-size="14pt" fo:font-style="normal" officeooo:rsid="0018f6c5" style:font-size-asian="14pt" style:font-style-asian="normal" style:font-name-complex="Arial" style:font-size-complex="5.5pt" style:font-style-complex="normal"/>
    </style:style>
    <style:style style:name="T125" style:family="text">
      <style:text-properties fo:color="#ed1c24" style:font-name="Arial" fo:font-size="14pt" fo:language="en" fo:country="US" fo:background-color="transparent" loext:char-shading-value="0" style:font-size-asian="14pt" style:font-name-complex="Arial" style:font-size-complex="5.5pt"/>
    </style:style>
    <style:style style:name="T126" style:family="text">
      <style:text-properties fo:color="#ed1c24" style:font-name="Arial" fo:font-size="14pt" fo:language="en" fo:country="US" officeooo:rsid="00278168" fo:background-color="transparent" loext:char-shading-value="0" style:font-size-asian="14pt" style:font-name-complex="Arial" style:font-size-complex="5.5pt"/>
    </style:style>
    <style:style style:name="T127" style:family="text">
      <style:text-properties fo:color="#ed1c24" style:font-name="Arial" fo:font-size="14pt" fo:language="en" fo:country="US" officeooo:rsid="003302c6" fo:background-color="transparent" loext:char-shading-value="0" style:font-size-asian="14pt" style:font-name-complex="Arial" style:font-size-complex="5.5pt"/>
    </style:style>
    <style:style style:name="T128" style:family="text">
      <style:text-properties fo:color="#ed1c24" style:font-name="Arial" fo:font-size="14pt" fo:background-color="transparent" loext:char-shading-value="0" style:font-size-asian="14pt" style:font-name-complex="Arial" style:font-size-complex="5.5pt"/>
    </style:style>
    <style:style style:name="T129" style:family="text">
      <style:text-properties fo:color="#ed1c24" style:font-name="Arial" fo:font-size="14pt" officeooo:rsid="00278168" fo:background-color="transparent" loext:char-shading-value="0" style:font-size-asian="14pt" style:font-name-complex="Arial" style:font-size-complex="5.5pt"/>
    </style:style>
    <style:style style:name="T130" style:family="text">
      <style:text-properties fo:color="#ed1c24" style:font-name="Arial" fo:font-size="14pt" officeooo:rsid="003302c6" fo:background-color="transparent" loext:char-shading-value="0" style:font-size-asian="14pt" style:font-name-complex="Arial" style:font-size-complex="5.5pt"/>
    </style:style>
    <style:style style:name="T131" style:family="text">
      <style:text-properties fo:color="#ed1c24" officeooo:rsid="006737e4"/>
    </style:style>
    <style:style style:name="T132" style:family="text">
      <style:text-properties style:use-window-font-color="true"/>
    </style:style>
    <style:style style:name="T133" style:family="text">
      <style:text-properties style:use-window-font-color="true" style:font-name="Arial" fo:font-size="14pt" fo:language="en" fo:country="US" fo:background-color="transparent" loext:char-shading-value="0" style:font-size-asian="14pt" style:font-name-complex="Arial" style:font-size-complex="5.5pt"/>
    </style:style>
    <style:style style:name="T134" style:family="text">
      <style:text-properties style:use-window-font-color="true" style:font-name="Arial" fo:font-size="14pt" fo:language="en" fo:country="US" officeooo:rsid="00294e5f" fo:background-color="transparent" loext:char-shading-value="0" style:font-size-asian="14pt" style:font-name-complex="Arial" style:font-size-complex="5.5pt"/>
    </style:style>
    <style:style style:name="T135" style:family="text">
      <style:text-properties style:use-window-font-color="true" style:font-name="Arial" fo:font-size="14pt" fo:language="en" fo:country="US" officeooo:rsid="0018f6c5" fo:background-color="transparent" loext:char-shading-value="0" style:font-size-asian="14pt" style:font-name-complex="Arial" style:font-size-complex="5.5pt"/>
    </style:style>
    <style:style style:name="T136" style:family="text">
      <style:text-properties style:use-window-font-color="true" style:font-name="Arial" fo:font-size="14pt" fo:language="en" fo:country="US" officeooo:rsid="00278168" fo:background-color="transparent" loext:char-shading-value="0" style:font-size-asian="14pt" style:font-name-complex="Arial" style:font-size-complex="5.5pt"/>
    </style:style>
    <style:style style:name="T137" style:family="text">
      <style:text-properties style:use-window-font-color="true" style:font-name="Arial" fo:font-size="14pt" fo:language="en" fo:country="US" officeooo:rsid="00324397" fo:background-color="transparent" loext:char-shading-value="0" style:font-size-asian="14pt" style:font-name-complex="Arial" style:font-size-complex="5.5pt"/>
    </style:style>
    <style:style style:name="T138" style:family="text">
      <style:text-properties style:use-window-font-color="true" style:font-name="Arial" fo:font-size="14pt" fo:language="en" fo:country="US" officeooo:rsid="00327026" fo:background-color="transparent" loext:char-shading-value="0" style:font-size-asian="14pt" style:font-name-complex="Arial" style:font-size-complex="5.5pt"/>
    </style:style>
    <style:style style:name="T139" style:family="text">
      <style:text-properties style:use-window-font-color="true" style:font-name="Arial" fo:font-size="14pt" fo:language="en" fo:country="US" officeooo:rsid="003302c6" fo:background-color="transparent" loext:char-shading-value="0" style:font-size-asian="14pt" style:font-name-complex="Arial" style:font-size-complex="5.5pt"/>
    </style:style>
    <style:style style:name="T140" style:family="text">
      <style:text-properties style:use-window-font-color="true" style:font-name="Arial" fo:font-size="14pt" fo:language="en" fo:country="US" officeooo:rsid="002c31bf" fo:background-color="transparent" loext:char-shading-value="0" style:font-size-asian="14pt" style:font-name-complex="Arial" style:font-size-complex="5.5pt"/>
    </style:style>
    <style:style style:name="T141" style:family="text">
      <style:text-properties style:use-window-font-color="true" style:font-name="Arial" fo:font-size="14pt" fo:language="en" fo:country="US" officeooo:rsid="003339c5" fo:background-color="transparent" loext:char-shading-value="0" style:font-size-asian="14pt" style:font-name-complex="Arial" style:font-size-complex="5.5pt"/>
    </style:style>
    <style:style style:name="T142" style:family="text">
      <style:text-properties style:use-window-font-color="true" style:font-name="Arial" fo:font-size="14pt" fo:language="en" fo:country="US" officeooo:rsid="002ef772" fo:background-color="transparent" loext:char-shading-value="0" style:font-size-asian="14pt" style:font-name-complex="Arial" style:font-size-complex="5.5pt"/>
    </style:style>
    <style:style style:name="T143" style:family="text">
      <style:text-properties style:use-window-font-color="true" style:font-name="Arial" fo:font-size="14pt" fo:language="en" fo:country="US" officeooo:rsid="002df412" fo:background-color="transparent" loext:char-shading-value="0" style:font-size-asian="14pt" style:font-name-complex="Arial" style:font-size-complex="5.5pt"/>
    </style:style>
    <style:style style:name="T144" style:family="text">
      <style:text-properties style:use-window-font-color="true" style:font-name="Arial" fo:font-size="14pt" fo:language="en" fo:country="US" officeooo:rsid="00307d8d" fo:background-color="transparent" loext:char-shading-value="0" style:font-size-asian="14pt" style:font-name-complex="Arial" style:font-size-complex="5.5pt"/>
    </style:style>
    <style:style style:name="T145" style:family="text">
      <style:text-properties style:use-window-font-color="true" style:font-name="Arial" fo:font-size="14pt" fo:language="en" fo:country="US" officeooo:rsid="00391459" fo:background-color="transparent" loext:char-shading-value="0" style:font-size-asian="14pt" style:font-name-complex="Arial" style:font-size-complex="5.5pt"/>
    </style:style>
    <style:style style:name="T146" style:family="text">
      <style:text-properties style:use-window-font-color="true" style:font-name="Arial" fo:font-size="14pt" fo:language="en" fo:country="US" officeooo:rsid="00372148" fo:background-color="transparent" loext:char-shading-value="0" style:font-size-asian="14pt" style:font-name-complex="Arial" style:font-size-complex="5.5pt"/>
    </style:style>
    <style:style style:name="T147" style:family="text">
      <style:text-properties style:use-window-font-color="true" style:font-name="Arial" fo:font-size="14pt" fo:language="en" fo:country="US" officeooo:rsid="003aee37" fo:background-color="transparent" loext:char-shading-value="0" style:font-size-asian="14pt" style:font-name-complex="Arial" style:font-size-complex="5.5pt"/>
    </style:style>
    <style:style style:name="T148" style:family="text">
      <style:text-properties style:use-window-font-color="true" style:font-name="Arial" fo:font-size="14pt" fo:language="en" fo:country="US" officeooo:rsid="003baa43" fo:background-color="transparent" loext:char-shading-value="0" style:font-size-asian="14pt" style:font-name-complex="Arial" style:font-size-complex="5.5pt"/>
    </style:style>
    <style:style style:name="T149" style:family="text">
      <style:text-properties style:use-window-font-color="true" style:font-name="Arial" fo:font-size="14pt" fo:language="en" fo:country="US" officeooo:rsid="003ce8e6" fo:background-color="transparent" loext:char-shading-value="0" style:font-size-asian="14pt" style:font-name-complex="Arial" style:font-size-complex="5.5pt"/>
    </style:style>
    <style:style style:name="T150" style:family="text">
      <style:text-properties style:use-window-font-color="true" style:font-name="Arial" fo:font-size="14pt" fo:language="en" fo:country="US" officeooo:rsid="00451847" fo:background-color="transparent" loext:char-shading-value="0" style:font-size-asian="14pt" style:font-name-complex="Arial" style:font-size-complex="5.5pt"/>
    </style:style>
    <style:style style:name="T151" style:family="text">
      <style:text-properties style:use-window-font-color="true" style:font-name="Arial" fo:font-size="14pt" fo:language="en" fo:country="US" officeooo:rsid="0055240f" fo:background-color="transparent" loext:char-shading-value="0" style:font-size-asian="14pt" style:font-name-complex="Arial" style:font-size-complex="5.5pt"/>
    </style:style>
    <style:style style:name="T152" style:family="text">
      <style:text-properties style:use-window-font-color="true" style:font-name="Arial" fo:font-size="14pt" fo:language="en" fo:country="US" officeooo:rsid="004d63ca" fo:background-color="transparent" loext:char-shading-value="0" style:font-size-asian="14pt" style:font-name-complex="Arial" style:font-size-complex="5.5pt"/>
    </style:style>
    <style:style style:name="T153" style:family="text">
      <style:text-properties style:use-window-font-color="true" style:font-name="Arial" fo:font-size="14pt" fo:language="en" fo:country="US" officeooo:rsid="004fa6ac" fo:background-color="transparent" loext:char-shading-value="0" style:font-size-asian="14pt" style:font-name-complex="Arial" style:font-size-complex="5.5pt"/>
    </style:style>
    <style:style style:name="T154" style:family="text">
      <style:text-properties style:use-window-font-color="true" style:font-name="Arial" fo:font-size="14pt" fo:language="en" fo:country="US" officeooo:rsid="005c555b" fo:background-color="transparent" loext:char-shading-value="0" style:font-size-asian="14pt" style:font-name-complex="Arial" style:font-size-complex="5.5pt"/>
    </style:style>
    <style:style style:name="T155" style:family="text">
      <style:text-properties style:use-window-font-color="true" style:font-name="Arial" fo:font-size="14pt" fo:language="en" fo:country="US" officeooo:rsid="0095619b" fo:background-color="transparent" loext:char-shading-value="0" style:font-size-asian="14pt" style:font-name-complex="Arial" style:font-size-complex="5.5pt"/>
    </style:style>
    <style:style style:name="T156" style:family="text">
      <style:text-properties style:use-window-font-color="true" style:font-name="Arial" fo:font-size="14pt" fo:language="en" fo:country="US" officeooo:rsid="00971d55" fo:background-color="transparent" loext:char-shading-value="0" style:font-size-asian="14pt" style:font-name-complex="Arial" style:font-size-complex="5.5pt"/>
    </style:style>
    <style:style style:name="T157" style:family="text">
      <style:text-properties style:use-window-font-color="true" style:font-name="Arial" fo:font-size="14pt" fo:language="en" fo:country="US" officeooo:rsid="0097412f" fo:background-color="transparent" loext:char-shading-value="0" style:font-size-asian="14pt" style:font-name-complex="Arial" style:font-size-complex="5.5pt"/>
    </style:style>
    <style:style style:name="T158" style:family="text">
      <style:text-properties style:use-window-font-color="true" style:font-name="Arial" fo:font-size="14pt" fo:language="en" fo:country="US" officeooo:rsid="009868f8" fo:background-color="transparent" loext:char-shading-value="0" style:font-size-asian="14pt" style:font-name-complex="Arial" style:font-size-complex="5.5pt"/>
    </style:style>
    <style:style style:name="T159" style:family="text">
      <style:text-properties style:use-window-font-color="true" style:font-name="Arial" fo:font-size="14pt" fo:language="en" fo:country="US" officeooo:rsid="00998406" fo:background-color="transparent" loext:char-shading-value="0" style:font-size-asian="14pt" style:font-name-complex="Arial" style:font-size-complex="5.5pt"/>
    </style:style>
    <style:style style:name="T160" style:family="text">
      <style:text-properties style:use-window-font-color="true" style:font-name="Arial" fo:font-size="14pt" fo:language="en" fo:country="US" officeooo:rsid="0099b482" fo:background-color="transparent" loext:char-shading-value="0" style:font-size-asian="14pt" style:font-name-complex="Arial" style:font-size-complex="5.5pt"/>
    </style:style>
    <style:style style:name="T161" style:family="text">
      <style:text-properties style:use-window-font-color="true" style:font-name="Arial" fo:font-size="14pt" fo:language="en" fo:country="US" style:font-size-asian="14pt" style:font-name-complex="Arial" style:font-size-complex="5.5pt"/>
    </style:style>
    <style:style style:name="T162" style:family="text">
      <style:text-properties style:use-window-font-color="true" style:font-name="Arial" fo:font-size="14pt" fo:language="en" fo:country="US" officeooo:rsid="00724f59" style:font-size-asian="14pt" style:font-name-complex="Arial" style:font-size-complex="5.5pt"/>
    </style:style>
    <style:style style:name="T163" style:family="text">
      <style:text-properties style:use-window-font-color="true" style:font-name="Arial" fo:font-size="14pt" fo:language="en" fo:country="US" officeooo:rsid="0017e2a7" style:font-size-asian="14pt" style:font-name-complex="Arial" style:font-size-complex="5.5pt"/>
    </style:style>
    <style:style style:name="T164" style:family="text">
      <style:text-properties style:use-window-font-color="true" style:font-name="Arial" fo:font-size="14pt" style:font-size-asian="14pt" style:font-name-complex="Arial" style:font-size-complex="5.5pt"/>
    </style:style>
    <style:style style:name="T165" style:family="text">
      <style:text-properties style:use-window-font-color="true" style:font-name="Arial" fo:font-size="14pt" officeooo:rsid="00724f59" style:font-size-asian="14pt" style:font-name-complex="Arial" style:font-size-complex="5.5pt"/>
    </style:style>
    <style:style style:name="T166" style:family="text">
      <style:text-properties style:use-window-font-color="true" style:font-name="Arial" fo:font-size="14pt" officeooo:rsid="0017e2a7" style:font-size-asian="14pt" style:font-name-complex="Arial" style:font-size-complex="5.5pt"/>
    </style:style>
    <style:style style:name="T167" style:family="text">
      <style:text-properties style:use-window-font-color="true" style:font-name="Arial" fo:font-size="14pt" fo:background-color="transparent" loext:char-shading-value="0" style:font-size-asian="14pt" style:font-name-complex="Arial" style:font-size-complex="5.5pt"/>
    </style:style>
    <style:style style:name="T168" style:family="text">
      <style:text-properties style:use-window-font-color="true" style:font-name="Arial" fo:font-size="14pt" officeooo:rsid="00294e5f" fo:background-color="transparent" loext:char-shading-value="0" style:font-size-asian="14pt" style:font-name-complex="Arial" style:font-size-complex="5.5pt"/>
    </style:style>
    <style:style style:name="T169" style:family="text">
      <style:text-properties style:use-window-font-color="true" style:font-name="Arial" fo:font-size="14pt" officeooo:rsid="00324397" fo:background-color="transparent" loext:char-shading-value="0" style:font-size-asian="14pt" style:font-name-complex="Arial" style:font-size-complex="5.5pt"/>
    </style:style>
    <style:style style:name="T170" style:family="text">
      <style:text-properties style:use-window-font-color="true" style:font-name="Arial" fo:font-size="14pt" officeooo:rsid="0018f6c5" fo:background-color="transparent" loext:char-shading-value="0" style:font-size-asian="14pt" style:font-name-complex="Arial" style:font-size-complex="5.5pt"/>
    </style:style>
    <style:style style:name="T171" style:family="text">
      <style:text-properties style:use-window-font-color="true" style:font-name="Arial" fo:font-size="14pt" officeooo:rsid="002c31bf" fo:background-color="transparent" loext:char-shading-value="0" style:font-size-asian="14pt" style:font-name-complex="Arial" style:font-size-complex="5.5pt"/>
    </style:style>
    <style:style style:name="T172" style:family="text">
      <style:text-properties style:use-window-font-color="true" style:font-name="Arial" fo:font-size="14pt" officeooo:rsid="00278168" fo:background-color="transparent" loext:char-shading-value="0" style:font-size-asian="14pt" style:font-name-complex="Arial" style:font-size-complex="5.5pt"/>
    </style:style>
    <style:style style:name="T173" style:family="text">
      <style:text-properties style:use-window-font-color="true" style:font-name="Arial" fo:font-size="14pt" officeooo:rsid="00327026" fo:background-color="transparent" loext:char-shading-value="0" style:font-size-asian="14pt" style:font-name-complex="Arial" style:font-size-complex="5.5pt"/>
    </style:style>
    <style:style style:name="T174" style:family="text">
      <style:text-properties style:use-window-font-color="true" style:font-name="Arial" fo:font-size="14pt" officeooo:rsid="003302c6" fo:background-color="transparent" loext:char-shading-value="0" style:font-size-asian="14pt" style:font-name-complex="Arial" style:font-size-complex="5.5pt"/>
    </style:style>
    <style:style style:name="T175" style:family="text">
      <style:text-properties style:use-window-font-color="true" style:font-name="Arial" fo:font-size="14pt" officeooo:rsid="003339c5" fo:background-color="transparent" loext:char-shading-value="0" style:font-size-asian="14pt" style:font-name-complex="Arial" style:font-size-complex="5.5pt"/>
    </style:style>
    <style:style style:name="T176" style:family="text">
      <style:text-properties style:use-window-font-color="true" style:font-name="Arial" fo:font-size="14pt" officeooo:rsid="002df412" fo:background-color="transparent" loext:char-shading-value="0" style:font-size-asian="14pt" style:font-name-complex="Arial" style:font-size-complex="5.5pt"/>
    </style:style>
    <style:style style:name="T177" style:family="text">
      <style:text-properties style:use-window-font-color="true" style:font-name="Arial" fo:font-size="14pt" officeooo:rsid="002ef772" fo:background-color="transparent" loext:char-shading-value="0" style:font-size-asian="14pt" style:font-name-complex="Arial" style:font-size-complex="5.5pt"/>
    </style:style>
    <style:style style:name="T178" style:family="text">
      <style:text-properties style:use-window-font-color="true" style:font-name="Arial" fo:font-size="14pt" officeooo:rsid="00307d8d" fo:background-color="transparent" loext:char-shading-value="0" style:font-size-asian="14pt" style:font-name-complex="Arial" style:font-size-complex="5.5pt"/>
    </style:style>
    <style:style style:name="T179" style:family="text">
      <style:text-properties style:use-window-font-color="true" style:font-name="Arial" fo:font-size="14pt" officeooo:rsid="00391459" fo:background-color="transparent" loext:char-shading-value="0" style:font-size-asian="14pt" style:font-name-complex="Arial" style:font-size-complex="5.5pt"/>
    </style:style>
    <style:style style:name="T180" style:family="text">
      <style:text-properties style:use-window-font-color="true" style:font-name="Arial" fo:font-size="14pt" officeooo:rsid="00372148" fo:background-color="transparent" loext:char-shading-value="0" style:font-size-asian="14pt" style:font-name-complex="Arial" style:font-size-complex="5.5pt"/>
    </style:style>
    <style:style style:name="T181" style:family="text">
      <style:text-properties style:use-window-font-color="true" style:font-name="Arial" fo:font-size="14pt" officeooo:rsid="003aee37" fo:background-color="transparent" loext:char-shading-value="0" style:font-size-asian="14pt" style:font-name-complex="Arial" style:font-size-complex="5.5pt"/>
    </style:style>
    <style:style style:name="T182" style:family="text">
      <style:text-properties style:use-window-font-color="true" style:font-name="Arial" fo:font-size="14pt" officeooo:rsid="003baa43" fo:background-color="transparent" loext:char-shading-value="0" style:font-size-asian="14pt" style:font-name-complex="Arial" style:font-size-complex="5.5pt"/>
    </style:style>
    <style:style style:name="T183" style:family="text">
      <style:text-properties style:use-window-font-color="true" style:font-name="Arial" fo:font-size="14pt" officeooo:rsid="003ce8e6" fo:background-color="transparent" loext:char-shading-value="0" style:font-size-asian="14pt" style:font-name-complex="Arial" style:font-size-complex="5.5pt"/>
    </style:style>
    <style:style style:name="T184" style:family="text">
      <style:text-properties style:use-window-font-color="true" style:font-name="Arial" fo:font-size="14pt" officeooo:rsid="0055240f" fo:background-color="transparent" loext:char-shading-value="0" style:font-size-asian="14pt" style:font-name-complex="Arial" style:font-size-complex="5.5pt"/>
    </style:style>
    <style:style style:name="T185" style:family="text">
      <style:text-properties style:use-window-font-color="true" style:font-name="Arial" fo:font-size="14pt" officeooo:rsid="00451847" fo:background-color="transparent" loext:char-shading-value="0" style:font-size-asian="14pt" style:font-name-complex="Arial" style:font-size-complex="5.5pt"/>
    </style:style>
    <style:style style:name="T186" style:family="text">
      <style:text-properties style:use-window-font-color="true" style:font-name="Arial" fo:font-size="14pt" officeooo:rsid="004d63ca" fo:background-color="transparent" loext:char-shading-value="0" style:font-size-asian="14pt" style:font-name-complex="Arial" style:font-size-complex="5.5pt"/>
    </style:style>
    <style:style style:name="T187" style:family="text">
      <style:text-properties style:use-window-font-color="true" style:font-name="Arial" fo:font-size="14pt" officeooo:rsid="004fa6ac" fo:background-color="transparent" loext:char-shading-value="0" style:font-size-asian="14pt" style:font-name-complex="Arial" style:font-size-complex="5.5pt"/>
    </style:style>
    <style:style style:name="T188" style:family="text">
      <style:text-properties style:use-window-font-color="true" style:font-name="Arial" fo:font-size="14pt" officeooo:rsid="005c555b" fo:background-color="transparent" loext:char-shading-value="0" style:font-size-asian="14pt" style:font-name-complex="Arial" style:font-size-complex="5.5pt"/>
    </style:style>
    <style:style style:name="T189" style:family="text">
      <style:text-properties style:use-window-font-color="true" style:font-name="Arial" fo:font-size="14pt" officeooo:rsid="0095619b" fo:background-color="transparent" loext:char-shading-value="0" style:font-size-asian="14pt" style:font-name-complex="Arial" style:font-size-complex="5.5pt"/>
    </style:style>
    <style:style style:name="T190" style:family="text">
      <style:text-properties style:use-window-font-color="true" style:font-name="Arial" fo:font-size="14pt" officeooo:rsid="00971d55" fo:background-color="transparent" loext:char-shading-value="0" style:font-size-asian="14pt" style:font-name-complex="Arial" style:font-size-complex="5.5pt"/>
    </style:style>
    <style:style style:name="T191" style:family="text">
      <style:text-properties style:use-window-font-color="true" style:font-name="Arial" fo:font-size="14pt" officeooo:rsid="0097412f" fo:background-color="transparent" loext:char-shading-value="0" style:font-size-asian="14pt" style:font-name-complex="Arial" style:font-size-complex="5.5pt"/>
    </style:style>
    <style:style style:name="T192" style:family="text">
      <style:text-properties style:use-window-font-color="true" style:font-name="Arial" fo:font-size="14pt" officeooo:rsid="00998406" fo:background-color="transparent" loext:char-shading-value="0" style:font-size-asian="14pt" style:font-name-complex="Arial" style:font-size-complex="5.5pt"/>
    </style:style>
    <style:style style:name="T193" style:family="text">
      <style:text-properties style:use-window-font-color="true" style:font-name="Arial" fo:font-size="14pt" officeooo:rsid="009868f8" fo:background-color="transparent" loext:char-shading-value="0" style:font-size-asian="14pt" style:font-name-complex="Arial" style:font-size-complex="5.5pt"/>
    </style:style>
    <style:style style:name="T194" style:family="text">
      <style:text-properties style:use-window-font-color="true" style:font-name="Arial" fo:font-size="14pt" officeooo:rsid="0099b482" fo:background-color="transparent" loext:char-shading-value="0" style:font-size-asian="14pt" style:font-name-complex="Arial" style:font-size-complex="5.5pt"/>
    </style:style>
    <style:style style:name="T195" style:family="text">
      <style:text-properties style:use-window-font-color="true" officeooo:rsid="004d63ca"/>
    </style:style>
    <style:style style:name="T196" style:family="text">
      <style:text-properties style:use-window-font-color="true" officeooo:rsid="006737e4"/>
    </style:style>
    <style:style style:name="T197" style:family="text">
      <style:text-properties style:use-window-font-color="true" officeooo:rsid="0068a0ad"/>
    </style:style>
    <style:style style:name="T198" style:family="text">
      <style:text-properties style:use-window-font-color="true" officeooo:rsid="00697d15"/>
    </style:style>
    <style:style style:name="T199" style:family="text">
      <style:text-properties style:use-window-font-color="true" officeooo:rsid="006b4581"/>
    </style:style>
    <style:style style:name="T200" style:family="text">
      <style:text-properties style:use-window-font-color="true" officeooo:rsid="006b9bd3"/>
    </style:style>
    <style:style style:name="T201" style:family="text">
      <style:text-properties style:use-window-font-color="true" officeooo:rsid="006c9139"/>
    </style:style>
    <style:style style:name="T202" style:family="text">
      <style:text-properties style:use-window-font-color="true" officeooo:rsid="006def6b"/>
    </style:style>
    <style:style style:name="T203" style:family="text">
      <style:text-properties style:use-window-font-color="true" officeooo:rsid="006e388c"/>
    </style:style>
    <style:style style:name="T204" style:family="text">
      <style:text-properties style:use-window-font-color="true" officeooo:rsid="0018f6c5"/>
    </style:style>
    <style:style style:name="T205" style:family="text">
      <style:text-properties style:use-window-font-color="true" officeooo:rsid="006fd23a"/>
    </style:style>
    <style:style style:name="T206" style:family="text">
      <style:text-properties style:use-window-font-color="true" officeooo:rsid="00747a22"/>
    </style:style>
    <style:style style:name="T207" style:family="text">
      <style:text-properties style:use-window-font-color="true" fo:language="en" fo:country="US" officeooo:rsid="004baf87" fo:background-color="transparent" loext:char-shading-value="0"/>
    </style:style>
    <style:style style:name="T208" style:family="text">
      <style:text-properties style:use-window-font-color="true" fo:language="en" fo:country="US" officeooo:rsid="00747a22" fo:background-color="transparent" loext:char-shading-value="0"/>
    </style:style>
    <style:style style:name="T209" style:family="text">
      <style:text-properties style:use-window-font-color="true" officeooo:rsid="00747a22" fo:background-color="transparent" loext:char-shading-value="0"/>
    </style:style>
    <style:style style:name="T210" style:family="text">
      <style:text-properties style:use-window-font-color="true" officeooo:rsid="004baf87" fo:background-color="transparent" loext:char-shading-value="0"/>
    </style:style>
    <style:style style:name="T211" style:family="text">
      <style:text-properties officeooo:rsid="006e388c"/>
    </style:style>
    <style:style style:name="T212" style:family="text">
      <style:text-properties fo:color="#000000" style:font-name="Arial" fo:font-size="14pt" style:font-size-asian="14pt" style:font-name-complex="Arial" style:font-size-complex="5.5pt"/>
    </style:style>
    <style:style style:name="T213" style:family="text">
      <style:text-properties fo:color="#000000" style:font-name="Arial" fo:font-size="14pt" officeooo:rsid="007bf34e" style:font-size-asian="14pt" style:font-name-complex="Arial" style:font-size-complex="5.5pt"/>
    </style:style>
    <style:style style:name="T214" style:family="text">
      <style:text-properties fo:color="#000000" style:font-name="Arial" fo:font-size="14pt" fo:font-weight="bold" officeooo:rsid="007db80f" fo:background-color="transparent" loext:char-shading-value="0" style:font-size-asian="14pt" style:font-weight-asian="bold" style:font-name-complex="Arial" style:font-size-complex="5.5pt" style:font-weight-complex="bold"/>
    </style:style>
    <style:style style:name="T215" style:family="text">
      <style:text-properties fo:color="#000000" style:font-name="Arial" fo:font-size="14pt" fo:font-weight="bold" officeooo:rsid="0083a2cf" fo:background-color="transparent" loext:char-shading-value="0" style:font-size-asian="14pt" style:font-weight-asian="bold" style:font-name-complex="Arial" style:font-size-complex="5.5pt" style:font-weight-complex="bold"/>
    </style:style>
    <style:style style:name="T216" style:family="text">
      <style:text-properties fo:color="#000000" style:font-name="Arial" fo:font-size="14pt" fo:font-weight="bold" style:font-size-asian="14pt" style:font-weight-asian="bold" style:font-name-complex="Arial" style:font-size-complex="5.5pt" style:font-weight-complex="bold"/>
    </style:style>
    <style:style style:name="T217" style:family="text">
      <style:text-properties fo:color="#000000" style:font-name="Arial" fo:font-size="14pt" fo:font-weight="bold" officeooo:rsid="007ae268" style:font-size-asian="14pt" style:font-weight-asian="bold" style:font-name-complex="Arial" style:font-size-complex="5.5pt" style:font-weight-complex="bold"/>
    </style:style>
    <style:style style:name="T218" style:family="text">
      <style:text-properties fo:color="#000000" style:font-name="Arial" fo:font-size="14pt" fo:font-weight="normal" officeooo:rsid="007db80f" fo:background-color="transparent" loext:char-shading-value="0" style:font-size-asian="14pt" style:font-weight-asian="normal" style:font-name-complex="Arial" style:font-size-complex="5.5pt" style:font-weight-complex="normal"/>
    </style:style>
    <style:style style:name="T219" style:family="text">
      <style:text-properties fo:color="#000000" style:font-name="Arial" fo:font-size="14pt" fo:font-weight="normal" fo:background-color="transparent" loext:char-shading-value="0" style:font-size-asian="14pt" style:font-weight-asian="normal" style:font-name-complex="Arial" style:font-size-complex="5.5pt" style:font-weight-complex="normal"/>
    </style:style>
    <style:style style:name="T220" style:family="text">
      <style:text-properties fo:color="#000000" style:font-name="Arial" fo:font-size="14pt" fo:font-weight="normal" officeooo:rsid="00823df5" fo:background-color="transparent" loext:char-shading-value="0" style:font-size-asian="14pt" style:font-weight-asian="normal" style:font-name-complex="Arial" style:font-size-complex="5.5pt" style:font-weight-complex="normal"/>
    </style:style>
    <style:style style:name="T221" style:family="text">
      <style:text-properties fo:color="#000000" style:font-name="Arial" fo:font-size="14pt" fo:background-color="transparent" loext:char-shading-value="0" style:font-size-asian="14pt" style:font-name-complex="Arial" style:font-size-complex="5.5pt"/>
    </style:style>
    <style:style style:name="T222" style:family="text">
      <style:text-properties fo:color="#000000" style:font-name="Arial" fo:font-size="14pt" fo:font-weight="bold" style:font-size-asian="14pt" style:font-weight-asian="bold" style:font-name-complex="Arial" style:font-size-complex="5.5pt" style:font-weight-complex="bold"/>
    </style:style>
    <style:style style:name="T223" style:family="text">
      <style:text-properties fo:color="#000000" style:font-name="Arial" fo:font-size="14pt" style:font-size-asian="14pt" style:font-name-complex="Arial" style:font-size-complex="5.5pt"/>
    </style:style>
    <style:style style:name="T224" style:family="text">
      <style:text-properties officeooo:rsid="007417bd"/>
    </style:style>
    <style:style style:name="T225" style:family="text">
      <style:text-properties officeooo:rsid="00747a22"/>
    </style:style>
    <style:style style:name="T226" style:family="text">
      <style:text-properties officeooo:rsid="007673ae"/>
    </style:style>
    <style:style style:name="T227" style:family="text">
      <style:text-properties fo:font-weight="bold" style:font-weight-asian="bold" style:font-weight-complex="bold"/>
    </style:style>
    <style:style style:name="T228" style:family="text">
      <style:text-properties officeooo:rsid="00867cb4"/>
    </style:style>
    <style:style style:name="T229" style:family="text">
      <style:text-properties style:font-name="Arial" fo:font-size="14pt" fo:font-weight="bold" style:font-size-asian="14pt" style:font-weight-asian="bold" style:font-name-complex="Arial" style:font-size-complex="5.5pt" style:font-weight-complex="bold"/>
    </style:style>
    <style:style style:name="T230" style:family="text">
      <style:text-properties style:font-name="Arial" fo:font-size="14pt" style:font-size-asian="14pt" style:font-name-complex="Arial" style:font-size-complex="5.5pt"/>
    </style:style>
    <style:style style:name="T231" style:family="text">
      <style:text-properties style:font-name="Arial" style:font-name-complex="Arial"/>
    </style:style>
    <style:style style:name="T232" style:family="text">
      <style:text-properties style:font-name="Arial" officeooo:rsid="009ca5c0" style:font-name-complex="Arial"/>
    </style:style>
    <style:style style:name="T233" style:family="text">
      <style:text-properties style:font-name="Arial" officeooo:rsid="00a0ae23" style:font-name-complex="Arial"/>
    </style:style>
    <style:style style:name="T234" style:family="text">
      <style:text-properties style:font-name="Arial" fo:language="en" fo:country="US" style:font-name-complex="Arial"/>
    </style:style>
    <style:style style:name="T235" style:family="text">
      <style:text-properties style:font-name="Arial" fo:language="en" fo:country="US" officeooo:rsid="00a0ae23" style:font-name-complex="Arial"/>
    </style:style>
    <style:style style:name="T236" style:family="text">
      <style:text-properties style:font-name="Arial" fo:language="pt" fo:country="BR" officeooo:rsid="00a0ae23" style:font-name-complex="Arial"/>
    </style:style>
    <style:style style:name="T237" style:family="text">
      <style:text-properties officeooo:rsid="009b46a1"/>
    </style:style>
    <style:style style:name="T238" style:family="text">
      <style:text-properties officeooo:rsid="009ca5c0"/>
    </style:style>
    <style:style style:name="T239" style:family="text">
      <style:text-properties officeooo:rsid="009e99c0"/>
    </style:style>
    <style:style style:name="T240" style:family="text">
      <style:text-properties officeooo:rsid="009fb737"/>
    </style:style>
    <style:style style:name="T241" style:family="text">
      <style:text-properties officeooo:rsid="00a0ae23"/>
    </style:style>
    <style:style style:name="T242" style:family="text">
      <style:text-properties officeooo:rsid="00a0e638"/>
    </style:style>
    <style:style style:name="T243" style:family="text">
      <style:text-properties fo:background-color="transparent" loext:char-shading-value="0"/>
    </style:style>
    <style:style style:name="T244" style:family="text">
      <style:text-properties officeooo:rsid="00528877" fo:background-color="transparent" loext:char-shading-value="0"/>
    </style:style>
    <style:style style:name="T245" style:family="text">
      <style:text-properties officeooo:rsid="006fc65d" fo:background-color="transparent" loext:char-shading-value="0"/>
    </style:style>
    <style:style style:name="T246" style:family="text">
      <style:text-properties officeooo:rsid="005c555b" fo:background-color="transparent" loext:char-shading-value="0"/>
    </style:style>
    <style:style style:name="T247" style:family="text">
      <style:text-properties officeooo:rsid="006fd23a" fo:background-color="transparent" loext:char-shading-value="0"/>
    </style:style>
    <style:style style:name="T248" style:family="text">
      <style:text-properties officeooo:rsid="0018f6c5" fo:background-color="transparent" loext:char-shading-value="0"/>
    </style:style>
    <style:style style:name="T249" style:family="text">
      <style:text-properties officeooo:rsid="007673ae" fo:background-color="transparent" loext:char-shading-value="0"/>
    </style:style>
    <style:style style:name="T250" style:family="text">
      <style:text-properties officeooo:rsid="004baf87" fo:background-color="transparent" loext:char-shading-value="0"/>
    </style:style>
    <style:style style:name="T251" style:family="text">
      <style:text-properties officeooo:rsid="004ec8c6" fo:background-color="transparent" loext:char-shading-value="0"/>
    </style:style>
    <style:style style:name="T252" style:family="text">
      <style:text-properties officeooo:rsid="00891043" fo:background-color="transparent" loext:char-shading-value="0"/>
    </style:style>
    <style:style style:name="T253" style:family="text">
      <style:text-properties officeooo:rsid="004fa6ac" fo:background-color="transparent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6">BNF (Original)</text:p>
      <text:p text:style-name="P1"/>
      <text:p text:style-name="P27"><text:span text:style-name="T47">&lt;S&gt; ::= &lt;</text:span><text:span text:style-name="T52">main</text:span><text:span text:style-name="T47">&gt; ; &lt;</text:span><text:span text:style-name="T165">f</text:span><text:span text:style-name="T166">unc</text:span><text:span text:style-name="T164">&gt; </text:span></text:p>
      <text:p text:style-name="P27"><text:span text:style-name="T47">&lt;</text:span><text:span text:style-name="T52">main</text:span><text:span text:style-name="T47">&gt;</text:span><text:span text:style-name="T73"> ::</text:span><text:span text:style-name="T74">= </text:span><text:span text:style-name="T75">main &lt;achaves&gt; &lt;vardecl&gt; &lt;seqcomandos&gt; &lt;fchaves&gt;</text:span></text:p>
      <text:p text:style-name="P15">&lt;achaves&gt; ::= <text:s/>{</text:p>
      <text:p text:style-name="P15">&lt;fchaves&gt; ::= }</text:p>
      <text:p text:style-name="P15">&lt;vardecl&gt; ::= &lt;var&gt; &lt;tipo&gt; &lt;identificador&gt; &lt;atribuicao&gt;</text:p>
      <text:p text:style-name="P15">&lt;var&gt; ::= cage </text:p>
      <text:p text:style-name="P27"><text:span text:style-name="T53">&lt;tipo&gt; ::= &lt;</text:span><text:span text:style-name="T124">int</text:span><text:span text:style-name="T53">&gt; &lt;&lt;|&gt;&gt; &lt;bool&gt; &lt;&lt;|&gt;&gt; &lt;float&gt; </text:span></text:p>
      <text:p text:style-name="P6">&lt;int&gt; ::= icage</text:p>
      <text:p text:style-name="P36"><text:span text:style-name="T47">&lt;bool&gt; ::</text:span><text:span text:style-name="T54">= bcage</text:span></text:p>
      <text:p text:style-name="P36"><text:span text:style-name="T47">&lt;</text:span><text:span text:style-name="T54">float</text:span><text:span text:style-name="T47">&gt;::</text:span><text:span text:style-name="T54">= fcage</text:span></text:p>
      <text:p text:style-name="P27"><text:span text:style-name="T47">&lt;identificador&gt; ::= <text:s/>&lt;letra&gt; (&lt;</text:span><text:span text:style-name="T55">l</text:span><text:span text:style-name="T56">d</text:span><text:span text:style-name="T47">&gt;)*(&lt;</text:span><text:span text:style-name="T56">fsub</text:span><text:span text:style-name="T47">&gt;)*</text:span></text:p>
      <text:p text:style-name="P39"><text:span text:style-name="T47">&lt;ld:&gt; ::</text:span><text:span text:style-name="T57">= &lt;</text:span><text:span text:style-name="T58">letra</text:span><text:span text:style-name="T57">&gt; </text:span><text:span text:style-name="T53">&lt;&lt;</text:span><text:span text:style-name="T57">|</text:span><text:span text:style-name="T59">&gt;&gt;</text:span><text:span text:style-name="T57"> &lt;</text:span><text:span text:style-name="T58">digito</text:span><text:span text:style-name="T57">&gt;&gt;</text:span></text:p>
      <text:p text:style-name="P41"><text:span text:style-name="T57">&lt;</text:span><text:span text:style-name="T47">fsub&gt; ::= _(&lt;</text:span><text:span text:style-name="T60">ld</text:span><text:span text:style-name="T47">&gt;)+ </text:span></text:p>
      <text:p text:style-name="P8">&lt;letra&gt; ::= a|b|c|d|e|f|g|h|i|j|k|l|m|n|o|p|q|r|s|t|u|v|w|x|y|z|A|B|C|D|E|<text:line-break/>F|G|H|I|J|K|L|M|N|O|P|Q|R|S|T|U|V|W|X|Y|Z</text:p>
      <text:p text:style-name="P27"><text:span text:style-name="T47">&lt;d</text:span><text:span text:style-name="T61">i</text:span><text:span text:style-name="T47">gito&gt; ::= 0|1|2|3|4|5|6|7|8|9</text:span></text:p>
      <text:p text:style-name="P27"><text:span text:style-name="T61">&lt;</text:span><text:span text:style-name="T47">d</text:span><text:span text:style-name="T61">i</text:span><text:span text:style-name="T47">gito</text:span><text:span text:style-name="T61">s&gt; ::= &lt;digito&gt;(&lt;digito&gt;)*</text:span></text:p>
      <text:p text:style-name="P36"><text:span text:style-name="T73">&lt;atribuicao&gt; ::</text:span><text:span text:style-name="T76">= </text:span><text:span text:style-name="T77">&lt;atribuir&gt; </text:span><text:span text:style-name="T73">&lt;&lt;</text:span><text:span text:style-name="T77">|</text:span><text:span text:style-name="T78">&gt;&gt;</text:span><text:span text:style-name="T77"> &lt;ptovirgula&gt;</text:span></text:p>
      <text:p text:style-name="P17">&lt;ptovirgula&gt; ::= ;</text:p>
      <text:p text:style-name="P43"><text:span text:style-name="T73">&lt;atribuir&gt; ::= &lt;atrib&gt; </text:span><text:span text:style-name="T79">&lt;e</text:span><text:span text:style-name="T73">xp</text:span><text:span text:style-name="T79">&gt; </text:span><text:span text:style-name="T168">&lt;</text:span><text:span text:style-name="T169">loop</text:span><text:span text:style-name="T168">&gt;</text:span><text:span text:style-name="T167"> </text:span><text:span text:style-name="T170">&lt;&lt;</text:span><text:span text:style-name="T167">|</text:span><text:span text:style-name="T168">&gt;&gt;</text:span><text:span text:style-name="T128"> </text:span><text:span text:style-name="T167">&lt;</text:span><text:span text:style-name="T168">aparent</text:span><text:span text:style-name="T167">&gt;</text:span><text:span text:style-name="T128"> </text:span><text:span text:style-name="T168">&lt;l</text:span><text:span text:style-name="T167">ista</text:span><text:span text:style-name="T168">e</text:span><text:span text:style-name="T167">xp</text:span><text:span text:style-name="T168">&gt;</text:span><text:span text:style-name="T128"> </text:span><text:span text:style-name="T167">&lt;</text:span><text:span text:style-name="T168">fparent</text:span><text:span text:style-name="T167">&gt; &lt;</text:span><text:span text:style-name="T168">ptovirgula</text:span><text:span text:style-name="T167">&gt; </text:span><text:span text:style-name="T170">&lt;&lt;</text:span><text:span text:style-name="T167">|</text:span><text:span text:style-name="T168">&gt;&gt;</text:span><text:span text:style-name="T167"> &lt;</text:span><text:span text:style-name="T168">aparent</text:span><text:span text:style-name="T167">&gt; &lt;</text:span><text:span text:style-name="T168">fparent</text:span><text:span text:style-name="T167">&gt; &lt;</text:span><text:span text:style-name="T168">ptovirgula</text:span><text:span text:style-name="T167">&gt; </text:span><text:span text:style-name="T170">&lt;&lt;</text:span><text:span text:style-name="T168">|&gt;&gt; </text:span><text:span text:style-name="T171">&lt;&lt;m</text:span><text:span text:style-name="T167">declaracao</text:span><text:span text:style-name="T171">&gt;&gt;</text:span><text:span text:style-name="T167"> </text:span></text:p>
      <text:p text:style-name="P46"><text:span text:style-name="T76">&lt;</text:span><text:span text:style-name="T73">atrib&gt; ::= :=</text:span></text:p>
      <text:p text:style-name="P19">&lt;aparent&gt; ::= (</text:p>
      <text:p text:style-name="P19">&lt;fparent&gt; ::= )</text:p>
      <text:p text:style-name="P48"><text:span text:style-name="T73">&lt;</text:span><text:span text:style-name="T80">loop</text:span><text:span text:style-name="T73">&gt; ::=</text:span><text:span text:style-name="T167"> </text:span><text:span text:style-name="T171">&lt;&lt;m</text:span><text:span text:style-name="T172">declaracao</text:span><text:span text:style-name="T171">&gt;&gt;</text:span><text:span text:style-name="T172"> </text:span><text:span text:style-name="T129"><text:s/></text:span><text:span text:style-name="T170">&lt;&lt;</text:span><text:span text:style-name="T172">|</text:span><text:span text:style-name="T168">&gt;&gt;</text:span><text:span text:style-name="T129"> </text:span><text:span text:style-name="T172">&lt;</text:span><text:span text:style-name="T168">ptovirgula</text:span><text:span text:style-name="T172">&gt; </text:span></text:p>
      <text:p text:style-name="P50"><text:span text:style-name="T73">&lt;listaexp&gt; ::= </text:span><text:span text:style-name="T81">&lt;e</text:span><text:span text:style-name="T73">xp</text:span><text:span text:style-name="T81">&gt; </text:span><text:span text:style-name="T173">&lt;l</text:span><text:span text:style-name="T167">ista</text:span><text:span text:style-name="T173">e</text:span><text:span text:style-name="T167">xp2</text:span><text:span text:style-name="T173">&gt;</text:span></text:p>
      <text:p text:style-name="P50"><text:span text:style-name="T173">&lt;listaexp2&gt; ::</text:span><text:span text:style-name="T174">= </text:span><text:span text:style-name="T173"><text:s/>&lt;</text:span><text:span text:style-name="T174">virgula</text:span><text:span text:style-name="T173">&gt; &lt;</text:span><text:span text:style-name="T174">e</text:span><text:span text:style-name="T173">xp</text:span><text:span text:style-name="T174">&gt; &lt;l</text:span><text:span text:style-name="T173">ista</text:span><text:span text:style-name="T174">e</text:span><text:span text:style-name="T173">xp</text:span><text:span text:style-name="T174">2&gt;</text:span><text:span text:style-name="T173"> </text:span><text:span text:style-name="T170">&lt;&lt;</text:span><text:span text:style-name="T174">|</text:span><text:span text:style-name="T168">&gt;&gt;</text:span><text:span text:style-name="T174"> {} </text:span></text:p>
      <text:p text:style-name="P43"><text:soft-page-break/><text:span text:style-name="T171">&lt;&lt;m</text:span><text:span text:style-name="T174">declaracao</text:span><text:span text:style-name="T171">&gt;&gt;</text:span><text:span text:style-name="T174"> ::=</text:span><text:span text:style-name="T130"> <text:s/></text:span><text:span text:style-name="T174">&lt;virgula&gt; &lt;</text:span><text:span text:style-name="T175">identificador</text:span><text:span text:style-name="T174">&gt; </text:span><text:span text:style-name="T175">&lt;a</text:span><text:span text:style-name="T174">tribuicao</text:span><text:span text:style-name="T175">&gt;</text:span></text:p>
      <text:p text:style-name="P54"><text:span text:style-name="T175">&lt;</text:span><text:span text:style-name="T167">virgula&gt; ::= ,</text:span></text:p>
      <text:p text:style-name="P56"><text:span text:style-name="T73">&lt;exp&gt; ::= </text:span><text:span text:style-name="T172">&lt;</text:span><text:span text:style-name="T167">aparent</text:span><text:span text:style-name="T172">&gt; </text:span><text:span text:style-name="T167">&lt;exp&gt; &lt;</text:span><text:span text:style-name="T176">op</text:span><text:span text:style-name="T167">&gt;</text:span><text:span text:style-name="T128"> </text:span><text:span text:style-name="T167">&lt;exp&gt;</text:span><text:span text:style-name="T128"> </text:span><text:span text:style-name="T167">&lt;</text:span><text:span text:style-name="T177">fparent</text:span><text:span text:style-name="T167">&gt; | </text:span><text:span text:style-name="T178">&lt;f</text:span><text:span text:style-name="T167">ator</text:span><text:span text:style-name="T178">&gt;</text:span></text:p>
      <text:p text:style-name="P81"><text:span text:style-name="T82">&lt;</text:span><text:span text:style-name="T73">op&gt; ::= <text:s/>"+" | "-" | "*" | "/" <text:s/>| "&lt;" | "&gt;" | "=="</text:span><text:span text:style-name="T83">| "&lt;="| "&gt;=" |"!"</text:span></text:p>
      <text:p text:style-name="P56"><text:span text:style-name="T178">&lt;f</text:span><text:span text:style-name="T167">ator</text:span><text:span text:style-name="T178">&gt; ::</text:span><text:span text:style-name="T179">= <text:s/></text:span><text:span text:style-name="T180">&lt;</text:span><text:span text:style-name="T181">identificador</text:span><text:span text:style-name="T180">&gt; ( &lt;</text:span><text:span text:style-name="T181">aparent</text:span><text:span text:style-name="T180">&gt; ( </text:span><text:span text:style-name="T182">&lt;l</text:span><text:span text:style-name="T180">ista</text:span><text:span text:style-name="T182">e</text:span><text:span text:style-name="T180">xp</text:span><text:span text:style-name="T182">&gt;</text:span><text:span text:style-name="T180"> )? &lt;</text:span><text:span text:style-name="T183">fparent</text:span><text:span text:style-name="T180">&gt; )? </text:span><text:span text:style-name="T170">&lt;&lt;</text:span><text:span text:style-name="T180">|</text:span><text:span text:style-name="T184">&gt;&gt;</text:span><text:span text:style-name="T180"> <text:s/></text:span><text:span text:style-name="T84">&lt;token_numlit&gt;</text:span><text:span text:style-name="T180"> </text:span><text:span text:style-name="T170">&lt;&lt;</text:span><text:span text:style-name="T180">|</text:span><text:span text:style-name="T184">&gt;&gt;</text:span><text:span text:style-name="T180"> &lt;</text:span><text:span text:style-name="T185">true</text:span><text:span text:style-name="T180">&gt; </text:span><text:span text:style-name="T170">&lt;&lt;</text:span><text:span text:style-name="T180">|</text:span><text:span text:style-name="T184">&gt;&gt;</text:span><text:span text:style-name="T180"> &lt;</text:span><text:span text:style-name="T185">false</text:span><text:span text:style-name="T180">&gt;</text:span></text:p>
      <text:p text:style-name="P69">&lt;true&gt; ::= true</text:p>
      <text:p text:style-name="P69">&lt;false&gt; ::= false</text:p>
      <text:p text:style-name="P46"><text:span text:style-name="T84">&lt;token_numlit&gt; ::= </text:span><text:span text:style-name="T73">&lt;</text:span><text:span text:style-name="T85">digitos</text:span><text:span text:style-name="T73">&gt;&lt;</text:span><text:span text:style-name="T86">fop</text:span><text:span text:style-name="T73">&gt;&lt;</text:span><text:span text:style-name="T87">expop</text:span><text:span text:style-name="T73">&gt;</text:span></text:p>
      <text:p text:style-name="P62"><text:span text:style-name="T76">&lt;</text:span><text:span text:style-name="T73">fop&gt; ::= (“.”&lt;</text:span><text:span text:style-name="T88">digitos</text:span><text:span text:style-name="T73">&gt;)?</text:span></text:p>
      <text:p text:style-name="P64"><text:span text:style-name="T73">&lt;expop&gt; ::= ("E"("+"|"-")?&lt;</text:span><text:span text:style-name="T89">digitos</text:span><text:span text:style-name="T73">&gt;)?</text:span></text:p>
      <text:p text:style-name="P64"><text:span text:style-name="T75">&lt;seqcomandos&gt; ::</text:span><text:span text:style-name="T89">= </text:span><text:span text:style-name="T90">&lt;c</text:span><text:span text:style-name="T89">omando</text:span><text:span text:style-name="T90">&gt;*</text:span></text:p>
      <text:p text:style-name="P64"><text:span text:style-name="T90"/></text:p>
      <text:p text:style-name="P67"><text:span text:style-name="T73">&lt;comando&gt; ::= &lt;</text:span><text:span text:style-name="T91">identificador</text:span><text:span text:style-name="T73">&gt;</text:span><text:span text:style-name="T128"> </text:span><text:span text:style-name="T186">&lt;a</text:span><text:span text:style-name="T167">tribuir</text:span><text:span text:style-name="T186">&gt;</text:span><text:span text:style-name="T73"> </text:span><text:span text:style-name="T170">&lt;&lt;</text:span><text:span text:style-name="T73">|</text:span><text:span text:style-name="T92">&gt;&gt;</text:span><text:span text:style-name="T167"> &lt;</text:span><text:span text:style-name="T186">if</text:span><text:span text:style-name="T167">&gt; </text:span><text:span text:style-name="T73">&lt;</text:span><text:span text:style-name="T93">aparent</text:span><text:span text:style-name="T73">&gt;</text:span><text:span text:style-name="T94">&lt;exp&gt;</text:span><text:span text:style-name="T73"> &lt;</text:span><text:span text:style-name="T94">fparent</text:span><text:span text:style-name="T73">&gt; &lt;</text:span><text:span text:style-name="T95">achaves</text:span><text:span text:style-name="T73">&gt; </text:span><text:span text:style-name="T96">&lt;seqcomandos&gt; </text:span><text:span text:style-name="T73">&lt;</text:span><text:span text:style-name="T96">fchaves</text:span><text:span text:style-name="T73">&gt; &lt;</text:span><text:span text:style-name="T96">ptovirgula</text:span><text:span text:style-name="T73">&gt; </text:span><text:span text:style-name="T170">&lt;&lt;</text:span><text:span text:style-name="T73">|</text:span><text:span text:style-name="T92">&gt;&gt;</text:span><text:span text:style-name="T73"> </text:span><text:span text:style-name="T167">&lt;</text:span><text:span text:style-name="T187">while</text:span><text:span text:style-name="T167">&gt;</text:span><text:span text:style-name="T73"> &lt;</text:span><text:span text:style-name="T93">aparent</text:span><text:span text:style-name="T73">&gt; </text:span><text:span text:style-name="T94">&lt;exp&gt;</text:span><text:span text:style-name="T73"> &lt;</text:span><text:span text:style-name="T94">fparent</text:span><text:span text:style-name="T73">&gt; <text:s/>&lt;</text:span><text:span text:style-name="T95">achaves</text:span><text:span text:style-name="T73">&gt; </text:span><text:span text:style-name="T96">&lt;seqcomandos&gt;</text:span><text:span text:style-name="T73"> &lt;</text:span><text:span text:style-name="T97">fchaves</text:span><text:span text:style-name="T73">&gt; &lt;</text:span><text:span text:style-name="T97">ptovirgula</text:span><text:span text:style-name="T73">&gt; </text:span><text:span text:style-name="T170">&lt;&lt;</text:span><text:span text:style-name="T73">|</text:span><text:span text:style-name="T98">&gt;&gt;</text:span><text:span text:style-name="T73"> &lt;</text:span><text:span text:style-name="T99">do</text:span><text:span text:style-name="T73">&gt; &lt;</text:span><text:span text:style-name="T99">achaves</text:span><text:span text:style-name="T73">&gt; </text:span><text:span text:style-name="T96">&lt;seqcomandos&gt;</text:span><text:span text:style-name="T73"> &lt;</text:span><text:span text:style-name="T100">fchaves</text:span><text:span text:style-name="T73">&gt; &lt;</text:span><text:span text:style-name="T100">while</text:span><text:span text:style-name="T73">&gt; &lt;</text:span><text:span text:style-name="T98">aparent</text:span><text:span text:style-name="T73">&gt; </text:span><text:span text:style-name="T98">&lt;exp&gt;</text:span><text:span text:style-name="T73"> &lt;</text:span><text:span text:style-name="T98">fparent</text:span><text:span text:style-name="T73">&gt; &lt;</text:span><text:span text:style-name="T98">ptovirgula</text:span><text:span text:style-name="T73">&gt; </text:span><text:span text:style-name="T170">&lt;&lt;</text:span><text:span text:style-name="T73">|</text:span><text:span text:style-name="T98">&gt;&gt;</text:span><text:span text:style-name="T167"> &lt;</text:span><text:span text:style-name="T188">return</text:span><text:span text:style-name="T167">&gt;</text:span><text:span text:style-name="T73"> </text:span><text:span text:style-name="T94">&lt;exp&gt;</text:span><text:span text:style-name="T73"> &lt;</text:span><text:span text:style-name="T101">ptovirgula</text:span><text:span text:style-name="T73">&gt; </text:span><text:span text:style-name="T170">&lt;&lt;</text:span><text:span text:style-name="T73">|</text:span><text:span text:style-name="T98">&gt;&gt;</text:span><text:span text:style-name="T73"> </text:span><text:span text:style-name="T167">&lt;</text:span><text:span text:style-name="T188">print</text:span><text:span text:style-name="T167">&gt; </text:span><text:span text:style-name="T73">&lt;</text:span><text:span text:style-name="T98">aparent</text:span><text:span text:style-name="T73">&gt; </text:span><text:span text:style-name="T101">&lt;exp&gt;</text:span><text:span text:style-name="T73"> &lt;</text:span><text:span text:style-name="T94">fparent</text:span><text:span text:style-name="T73">&gt; &lt;</text:span><text:span text:style-name="T98">ptovirgula</text:span><text:span text:style-name="T73">&gt;</text:span></text:p>
      <text:p text:style-name="P67"><text:span text:style-name="T73"/></text:p>
      <text:p text:style-name="P21"><text:span text:style-name="T195">&lt;a</text:span><text:span text:style-name="T132">tribuir</text:span><text:span text:style-name="T195">&gt; ::</text:span><text:span text:style-name="T196">=</text:span><text:span text:style-name="T131"> <text:s text:c="2"/></text:span><text:span text:style-name="T196">&lt;</text:span><text:span text:style-name="T197">atrib</text:span><text:span text:style-name="T196">&gt; </text:span><text:span text:style-name="T198">&lt;exp&gt;</text:span><text:span text:style-name="T196"> </text:span><text:span text:style-name="T197">&lt;loop&gt; </text:span><text:span text:style-name="T204">&lt;&lt;</text:span><text:span text:style-name="T196">|</text:span><text:span text:style-name="T205">&gt;&gt;</text:span><text:span text:style-name="T196"> &lt;</text:span><text:span text:style-name="T199">aparent</text:span><text:span text:style-name="T196">&gt; ( </text:span><text:span text:style-name="T200">&lt;listaexp&gt;</text:span><text:span text:style-name="T131"> </text:span><text:span text:style-name="T196">)? &lt;</text:span><text:span text:style-name="T201">fparent</text:span><text:span text:style-name="T196">&gt; &lt;</text:span><text:span text:style-name="T201">ptovirgula</text:span><text:span text:style-name="T196">&gt; </text:span><text:span text:style-name="T204">&lt;&lt;</text:span><text:span text:style-name="T196">|</text:span><text:span text:style-name="T205">&gt;&gt;</text:span><text:span text:style-name="T196"> </text:span><text:span text:style-name="T201">&lt;m</text:span><text:span text:style-name="T196">declaracao</text:span><text:span text:style-name="T201">&gt;</text:span><text:span text:style-name="T196"> </text:span></text:p>
      <text:p text:style-name="P23"><text:span text:style-name="T196">&lt;</text:span><text:span text:style-name="T132">if&gt; ::</text:span><text:span text:style-name="T202">= </text:span><text:span text:style-name="T203">if</text:span></text:p>
      <text:p text:style-name="P71"><text:span text:style-name="T211">&lt;while&gt; ::= ncage</text:span></text:p>
      <text:p text:style-name="P73"><text:span text:style-name="T243">&lt;</text:span><text:span text:style-name="T244">do</text:span><text:span text:style-name="T243">&gt; ::</text:span><text:span text:style-name="T245">= do</text:span></text:p>
      <text:p text:style-name="P73"><text:span text:style-name="T245">&lt;</text:span><text:span text:style-name="T246">return</text:span><text:span text:style-name="T245">&gt; ::= return</text:span></text:p>
      <text:p text:style-name="P73"><text:span text:style-name="T245">&lt;</text:span><text:span text:style-name="T246">print</text:span><text:span text:style-name="T245">&gt; ::</text:span><text:span text:style-name="T247">= print</text:span></text:p>
      <text:p text:style-name="P73"><text:span text:style-name="T247"/></text:p>
      <text:p text:style-name="P10">&lt;func&gt; ::= &lt;<text:span text:style-name="T224">funcao</text:span>&gt; <text:span text:style-name="T225">&lt;tipo&gt; </text:span><text:s/>&lt;<text:span text:style-name="T225">identificador</text:span>&gt; &lt;<text:span text:style-name="T225">aparent</text:span>&gt; ( <text:span text:style-name="T206">&lt;listaarg&gt; </text:span><text:s/>)? &lt;<text:span text:style-name="T226">fparent</text:span>&gt; &lt;<text:span text:style-name="T226">achaves</text:span>&gt; <text:span text:style-name="T248">&lt;vardecl&gt; </text:span><text:span text:style-name="T249">&lt;seqcomandos&gt;</text:span> <text:s/>&lt;<text:span text:style-name="T226">fchaves</text:span>&gt;</text:p>
      <text:p text:style-name="P10"><text:soft-page-break/></text:p>
      <text:p text:style-name="P13">&lt;funcao&gt; ::= funCage</text:p>
      <text:p text:style-name="P76"><text:span text:style-name="T225">&lt;listaarg&gt; ::= &lt;tipo&gt; &lt;identificador&gt; &lt;listaarg2&gt;</text:span></text:p>
      <text:p text:style-name="P78"><text:span text:style-name="T225">&lt;listaarg2&gt; ::= (&lt;virgula&gt; &lt;tipo&gt; &lt;identificador&gt; &lt;listaarg2&gt;)?</text:span></text:p>
      <text:p text:style-name="P1"/>
      <text:p text:style-name="P25"/>
      <text:p text:style-name="P25">Palavras Reservadas</text:p>
      <text:p text:style-name="P25"/>
      <text:p text:style-name="P33"><text:span text:style-name="T63">main</text:span><text:span text:style-name="T62">: </text:span><text:span text:style-name="T47">Inicia </text:span><text:span text:style-name="T48">a função principal do programa, essa declaração é obrigatoria, após opcionalmente podem ser declarada outras funções;</text:span></text:p>
      <text:p text:style-name="P34"><text:span text:style-name="T64">funCage: </text:span><text:span text:style-name="T72">Inicia a criação de uma função, deve ser declarada após o bloco da função principal do programa, sendo opcional sua utilização; </text:span></text:p>
      <text:p text:style-name="P33"><text:span text:style-name="T65">if</text:span><text:span text:style-name="T62">: </text:span><text:span text:style-name="T47">inicio declaração de desvio condicional;</text:span></text:p>
      <text:p text:style-name="P88"><text:span text:style-name="T217">ncage</text:span><text:span text:style-name="T216">: </text:span><text:span text:style-name="T47">Estrutura de repetição que executa enquanto uma condição é verdadeira;</text:span></text:p>
      <text:p text:style-name="P89"><text:span text:style-name="T217">do</text:span><text:span text:style-name="T216">: </text:span><text:span text:style-name="T49">Estutura de repetição usada em conjunto com o </text:span><text:span text:style-name="T50">ncage</text:span><text:span text:style-name="T49"> . O comando do…</text:span><text:span text:style-name="T51">ncage</text:span><text:span text:style-name="T49"> faz com que os comandos do bloco a ser repetido sejam executados no mínimo uma vez</text:span><text:span text:style-name="T213">;</text:span></text:p>
      <text:p text:style-name="P84"><text:span text:style-name="T70">c</text:span><text:span text:style-name="T69">age: </text:span><text:span text:style-name="T218">inicia a declaração de uma variavel;</text:span></text:p>
      <text:p text:style-name="P85"><text:span text:style-name="T221">icage: </text:span><text:span text:style-name="T219">corresponde ao tipo de dado inteiro; </text:span></text:p>
      <text:p text:style-name="P86"><text:span text:style-name="T221">fcage:</text:span><text:span text:style-name="T219"> corresponde ao </text:span><text:span text:style-name="T220">t</text:span><text:span text:style-name="T219">ipo de dados de ponto flutuante com precisão simples;</text:span></text:p>
      <text:p text:style-name="P89"><text:span text:style-name="T214">bcage: </text:span><text:span text:style-name="T218">corresponde ao tipo de dado booleano;</text:span></text:p>
      <text:p text:style-name="P87"><text:span text:style-name="T221">true: <text:s/></text:span><text:span text:style-name="T219">corresponde ao verdadeiro;</text:span></text:p>
      <text:p text:style-name="P87"><text:span text:style-name="T221">false: </text:span><text:span text:style-name="T219">corresponde ao falso;</text:span></text:p>
      <text:p text:style-name="P90"><text:span text:style-name="T215">return: r</text:span><text:span text:style-name="T221">etorna um valor dentro de uma função ou força o abandono da mesma.</text:span></text:p>
      <text:p text:style-name="P85"/>
      <text:p text:style-name="P35"><text:span text:style-name="T66"/></text:p>
      <text:p text:style-name="P35"><text:span text:style-name="T67">{</text:span><text:span text:style-name="T62">:</text:span><text:span text:style-name="T47"> delimitador de bloco inicial;</text:span></text:p>
      <text:p text:style-name="P33"><text:soft-page-break/><text:span text:style-name="T67">}</text:span><text:span text:style-name="T62">:</text:span><text:span text:style-name="T47"> final de delimitador de bloco;</text:span></text:p>
      <text:p text:style-name="P26">OPERADORES:</text:p>
      <text:list xml:id="list3161841450" text:style-name="WW8Num1">
        <text:list-item>
          <text:p text:style-name="P92"><text:span text:style-name="T62">+ : </text:span><text:span text:style-name="T47">soma;</text:span></text:p>
        </text:list-item>
        <text:list-item>
          <text:p text:style-name="P92"><text:span text:style-name="T62">- : </text:span><text:span text:style-name="T47">subtração;</text:span></text:p>
        </text:list-item>
        <text:list-item>
          <text:p text:style-name="P92"><text:span text:style-name="T62">* : </text:span><text:span text:style-name="T47">multiplicação;</text:span></text:p>
        </text:list-item>
        <text:list-item>
          <text:p text:style-name="P92"><text:span text:style-name="T62">/ : </text:span><text:span text:style-name="T47">divisão;</text:span></text:p>
        </text:list-item>
        <text:list-item>
          <text:p text:style-name="P93"><text:span text:style-name="T47">E : </text:span><text:span text:style-name="T71">exponencial;</text:span></text:p>
        </text:list-item>
        <text:list-item>
          <text:p text:style-name="P92"><text:span text:style-name="T62">=</text:span><text:span text:style-name="T68">=</text:span><text:span text:style-name="T62"> : </text:span><text:span text:style-name="T47">comparação de igualdade;</text:span></text:p>
        </text:list-item>
        <text:list-item>
          <text:p text:style-name="P94"><text:span text:style-name="T62">! :</text:span><text:span text:style-name="T47"> diferente;</text:span></text:p>
        </text:list-item>
        <text:list-item>
          <text:p text:style-name="P92"><text:span text:style-name="T62">&gt; : </text:span><text:span text:style-name="T47">comparação maior;</text:span></text:p>
        </text:list-item>
        <text:list-item>
          <text:p text:style-name="P95"><text:span text:style-name="T216">&lt; : </text:span><text:span text:style-name="T212">comparação menor;</text:span></text:p>
        </text:list-item>
        <text:list-item>
          <text:p text:style-name="P95"><text:span text:style-name="T62">&lt;= : </text:span><text:span text:style-name="T47">comparação menor ou igual;</text:span></text:p>
        </text:list-item>
        <text:list-item>
          <text:p text:style-name="P95"><text:span text:style-name="T216">&gt;= : </text:span><text:span text:style-name="T212">comparação maior ou igual;</text:span></text:p>
        </text:list-item>
        <text:list-item>
          <text:p text:style-name="P92"><text:span text:style-name="T62">:</text:span><text:span text:style-name="T68">=</text:span><text:span text:style-name="T62"> : </text:span><text:span text:style-name="T47">atribuição;</text:span></text:p>
        </text:list-item>
        <text:list-item>
          <text:p text:style-name="P91"><text:span text:style-name="T227">; :</text:span> final de linha de instrução.</text:p>
          <text:p text:style-name="P2"><text:span text:style-name="T231"/></text:p>
        </text:list-item>
      </text:list>
      <text:p text:style-name="P3"><text:tab/>Por motivos de implementação, devido a lógica de programação, restrições de estruturas de linguagens e recursão a esquerda, a linguagem utilizada <text:s/>e BNF tiveram que ser adaptadas para a seguinte maneira:</text:p>
      <text:p text:style-name="P3"/>
      <text:p text:style-name="P97">BNF (Final)</text:p>
      <text:p text:style-name="P28"><text:span text:style-name="T47">&lt;S&gt; ::= &lt;</text:span><text:span text:style-name="T52">main</text:span><text:span text:style-name="T47">&gt; ; &lt;</text:span><text:span text:style-name="T165">f</text:span><text:span text:style-name="T166">unc</text:span><text:span text:style-name="T164">&gt; </text:span></text:p>
      <text:p text:style-name="P28"><text:span text:style-name="T47">&lt;</text:span><text:span text:style-name="T52">main</text:span><text:span text:style-name="T47">&gt;</text:span><text:span text:style-name="T73"> ::</text:span><text:span text:style-name="T74">= </text:span><text:span text:style-name="T75">main &lt;achaves&gt; &lt;vardecl&gt; &lt;seqcomandos&gt; &lt;fchaves&gt;</text:span></text:p>
      <text:p text:style-name="P16">&lt;achaves&gt; ::= <text:s/>{</text:p>
      <text:p text:style-name="P16">&lt;fchaves&gt; ::= }</text:p>
      <text:p text:style-name="P16">&lt;vardecl&gt; ::= &lt;var&gt; &lt;tipo&gt; &lt;identificador&gt; &lt;atribuicao&gt;</text:p>
      <text:p text:style-name="P16">&lt;var&gt; ::= cage </text:p>
      <text:p text:style-name="P29"><text:span text:style-name="T53">&lt;tipo&gt; ::= &lt;</text:span><text:span text:style-name="T124">int</text:span><text:span text:style-name="T53">&gt; &lt;&lt;|&gt;&gt; &lt;bool&gt; &lt;&lt;|&gt;&gt; &lt;float&gt; </text:span></text:p>
      <text:p text:style-name="P7">&lt;int&gt; ::= icage</text:p>
      <text:p text:style-name="P37"><text:span text:style-name="T47">&lt;bool&gt; ::</text:span><text:span text:style-name="T54">= bcage</text:span></text:p>
      <text:p text:style-name="P37"><text:span text:style-name="T47">&lt;</text:span><text:span text:style-name="T54">float</text:span><text:span text:style-name="T47">&gt;::</text:span><text:span text:style-name="T54">= fcage</text:span></text:p>
      <text:p text:style-name="P30"><text:span text:style-name="T47">&lt;identificador&gt; ::= <text:s/>&lt;letra&gt; (&lt;</text:span><text:span text:style-name="T55">l</text:span><text:span text:style-name="T56">d</text:span><text:span text:style-name="T47">&gt;)*(&lt;</text:span><text:span text:style-name="T56">fsub</text:span><text:span text:style-name="T47">&gt;)*</text:span></text:p>
      <text:p text:style-name="P40"><text:span text:style-name="T47">&lt;ld:&gt; ::</text:span><text:span text:style-name="T57">= &lt;</text:span><text:span text:style-name="T58">letra</text:span><text:span text:style-name="T57">&gt; </text:span><text:span text:style-name="T53">&lt;&lt;</text:span><text:span text:style-name="T57">|</text:span><text:span text:style-name="T59">&gt;&gt;</text:span><text:span text:style-name="T57"> &lt;</text:span><text:span text:style-name="T58">digito</text:span><text:span text:style-name="T57">&gt;&gt;</text:span></text:p>
      <text:p text:style-name="P42"><text:span text:style-name="T57">&lt;</text:span><text:span text:style-name="T47">fsub&gt; ::= _(&lt;</text:span><text:span text:style-name="T60">ld</text:span><text:span text:style-name="T47">&gt;)+ </text:span></text:p>
      <text:p text:style-name="P9">&lt;letra&gt; ::= a|b|c|d|e|f|g|h|i|j|k|l|m|n|o|p|q|r|s|t|u|v|w|x|y|z|A|B|C|D|E|<text:line-break/>F|G|H|I|J|K|L|M|N|O|P|Q|R|S|T|U|V|W|X|Y|Z</text:p>
      <text:p text:style-name="P31"><text:span text:style-name="T47">&lt;d</text:span><text:span text:style-name="T61">i</text:span><text:span text:style-name="T47">gito&gt; ::= 0|1|2|3|4|5|6|7|8|9</text:span></text:p>
      <text:p text:style-name="P32"><text:span text:style-name="T61">&lt;</text:span><text:span text:style-name="T47">d</text:span><text:span text:style-name="T61">i</text:span><text:span text:style-name="T47">gito</text:span><text:span text:style-name="T61">s&gt; ::= &lt;digito&gt;(&lt;digito&gt;)*</text:span></text:p>
      <text:p text:style-name="P38"><text:span text:style-name="T73">&lt;atribuicao&gt; ::</text:span><text:span text:style-name="T76">= </text:span><text:span text:style-name="T77">&lt;atribuir&gt; </text:span><text:span text:style-name="T73">&lt;&lt;</text:span><text:span text:style-name="T77">|</text:span><text:span text:style-name="T78">&gt;&gt;</text:span><text:span text:style-name="T77"> &lt;ptovirgula&gt;</text:span></text:p>
      <text:p text:style-name="P18">&lt;ptovirgula&gt; ::= ;</text:p>
      <text:p text:style-name="P44"><text:span text:style-name="T73">&lt;atribuir&gt; ::= &lt;atrib&gt; </text:span><text:span text:style-name="T79">&lt;e</text:span><text:span text:style-name="T73">xp</text:span><text:span text:style-name="T79">&gt; </text:span><text:span text:style-name="T168">&lt;</text:span><text:span text:style-name="T169">loop</text:span><text:span text:style-name="T168">&gt;</text:span><text:span text:style-name="T167"> </text:span><text:span text:style-name="T170">&lt;&lt;</text:span><text:span text:style-name="T167">|</text:span><text:span text:style-name="T168">&gt;&gt;</text:span><text:span text:style-name="T128"> </text:span><text:span text:style-name="T167">&lt;</text:span><text:span text:style-name="T168">aparent</text:span><text:span text:style-name="T167">&gt;</text:span><text:span text:style-name="T128"> </text:span><text:span text:style-name="T168">&lt;l</text:span><text:span text:style-name="T167">ista</text:span><text:span text:style-name="T168">e</text:span><text:span text:style-name="T167">xp</text:span><text:span text:style-name="T168">&gt;</text:span><text:span text:style-name="T128"> </text:span><text:span text:style-name="T167">&lt;</text:span><text:span text:style-name="T168">fparent</text:span><text:span text:style-name="T167">&gt; &lt;</text:span><text:span text:style-name="T168">ptovirgula</text:span><text:span text:style-name="T167">&gt; </text:span><text:span text:style-name="T170">&lt;&lt;</text:span><text:span text:style-name="T167">|</text:span><text:span text:style-name="T168">&gt;&gt;</text:span><text:span text:style-name="T167"> &lt;</text:span><text:span text:style-name="T168">aparent</text:span><text:span text:style-name="T167">&gt; &lt;</text:span><text:span text:style-name="T168">fparent</text:span><text:span text:style-name="T167">&gt; &lt;</text:span><text:span text:style-name="T168">ptovirgula</text:span><text:span text:style-name="T167">&gt; </text:span><text:span text:style-name="T170">&lt;&lt;</text:span><text:span text:style-name="T168">|&gt;&gt; </text:span><text:span text:style-name="T171">&lt;&lt;m</text:span><text:span text:style-name="T167">declaracao</text:span><text:span text:style-name="T171">&gt;&gt;</text:span><text:span text:style-name="T167"> </text:span></text:p>
      <text:p text:style-name="P47"><text:span text:style-name="T76">&lt;</text:span><text:span text:style-name="T73">atrib&gt; ::= :=</text:span></text:p>
      <text:p text:style-name="P20">&lt;aparent&gt; ::= (</text:p>
      <text:p text:style-name="P20">&lt;fparent&gt; ::= )</text:p>
      <text:p text:style-name="P49"><text:span text:style-name="T73">&lt;</text:span><text:span text:style-name="T80">loop</text:span><text:span text:style-name="T73">&gt; ::=</text:span><text:span text:style-name="T167"> </text:span><text:span text:style-name="T171">&lt;&lt;m</text:span><text:span text:style-name="T172">declaracao</text:span><text:span text:style-name="T171">&gt;&gt;</text:span><text:span text:style-name="T172"> </text:span><text:span text:style-name="T129"><text:s/></text:span><text:span text:style-name="T170">&lt;&lt;</text:span><text:span text:style-name="T172">|</text:span><text:span text:style-name="T168">&gt;&gt;</text:span><text:span text:style-name="T129"> </text:span><text:span text:style-name="T172">&lt;</text:span><text:span text:style-name="T168">ptovirgula</text:span><text:span text:style-name="T172">&gt; </text:span></text:p>
      <text:p text:style-name="P51"><text:span text:style-name="T73">&lt;listaexp&gt; ::= </text:span><text:span text:style-name="T81">&lt;e</text:span><text:span text:style-name="T73">xp</text:span><text:span text:style-name="T81">&gt; </text:span><text:span text:style-name="T173">&lt;l</text:span><text:span text:style-name="T167">ista</text:span><text:span text:style-name="T173">e</text:span><text:span text:style-name="T167">xp2</text:span><text:span text:style-name="T173">&gt;</text:span></text:p>
      <text:p text:style-name="P52"><text:span text:style-name="T173">&lt;listaexp2&gt; ::</text:span><text:span text:style-name="T174">= </text:span><text:span text:style-name="T173"><text:s/>&lt;</text:span><text:span text:style-name="T174">virgula</text:span><text:span text:style-name="T173">&gt; &lt;</text:span><text:span text:style-name="T174">e</text:span><text:span text:style-name="T173">xp</text:span><text:span text:style-name="T174">&gt; &lt;l</text:span><text:span text:style-name="T173">ista</text:span><text:span text:style-name="T174">e</text:span><text:span text:style-name="T173">xp</text:span><text:span text:style-name="T174">2&gt;</text:span><text:span text:style-name="T173"> </text:span><text:span text:style-name="T170">&lt;&lt;</text:span><text:span text:style-name="T174">|</text:span><text:span text:style-name="T168">&gt;&gt;</text:span><text:span text:style-name="T174"> {} </text:span></text:p>
      <text:p text:style-name="P45"><text:span text:style-name="T171">&lt;&lt;m</text:span><text:span text:style-name="T174">declaracao</text:span><text:span text:style-name="T171">&gt;&gt;</text:span><text:span text:style-name="T174"> ::=</text:span><text:span text:style-name="T130"> <text:s/></text:span><text:span text:style-name="T174">&lt;virgula&gt; &lt;</text:span><text:span text:style-name="T175">identificador</text:span><text:span text:style-name="T174">&gt; </text:span><text:span text:style-name="T175">&lt;a</text:span><text:span text:style-name="T174">tribuicao</text:span><text:span text:style-name="T175">&gt;</text:span></text:p>
      <text:p text:style-name="P55"><text:soft-page-break/><text:span text:style-name="T175">&lt;</text:span><text:span text:style-name="T167">virgula&gt; ::= ,</text:span></text:p>
      <text:p text:style-name="P57"><text:span text:style-name="T73">&lt;exp&gt; ::= </text:span><text:span text:style-name="T172">&lt;</text:span><text:span text:style-name="T167">aparent</text:span><text:span text:style-name="T172">&gt; </text:span><text:span text:style-name="T167">&lt;exp&gt; &lt;</text:span><text:span text:style-name="T176">op</text:span><text:span text:style-name="T167">&gt;</text:span><text:span text:style-name="T128"> </text:span><text:span text:style-name="T167">&lt;exp&gt;</text:span><text:span text:style-name="T128"> </text:span><text:span text:style-name="T167">&lt;</text:span><text:span text:style-name="T177">fparent</text:span><text:span text:style-name="T167">&gt; | </text:span><text:span text:style-name="T178">&lt;f</text:span><text:span text:style-name="T167">ator</text:span><text:span text:style-name="T178">&gt;</text:span></text:p>
      <text:p text:style-name="P82"><text:span text:style-name="T82">&lt;</text:span><text:span text:style-name="T73">op&gt; ::= <text:s/>"+" | "-" | "*" | "/" </text:span></text:p>
      <text:p text:style-name="P58"><text:span text:style-name="T178">&lt;f</text:span><text:span text:style-name="T167">ator</text:span><text:span text:style-name="T178">&gt; ::</text:span><text:span text:style-name="T179">= <text:s/></text:span><text:span text:style-name="T180">&lt;</text:span><text:span text:style-name="T181">identificador</text:span><text:span text:style-name="T180">&gt; ( &lt;</text:span><text:span text:style-name="T181">aparent</text:span><text:span text:style-name="T180">&gt; ( </text:span><text:span text:style-name="T182">&lt;l</text:span><text:span text:style-name="T180">ista</text:span><text:span text:style-name="T182">e</text:span><text:span text:style-name="T180">xp</text:span><text:span text:style-name="T182">&gt;</text:span><text:span text:style-name="T180"> )? &lt;</text:span><text:span text:style-name="T183">fparent</text:span><text:span text:style-name="T180">&gt; )? </text:span><text:span text:style-name="T170">&lt;&lt;</text:span><text:span text:style-name="T180">|</text:span><text:span text:style-name="T184">&gt;&gt;</text:span><text:span text:style-name="T180"> <text:s/></text:span><text:span text:style-name="T84">&lt;token_numlit&gt;</text:span><text:span text:style-name="T180"> <text:s/>&lt;</text:span><text:span text:style-name="T185">true</text:span><text:span text:style-name="T180">&gt; </text:span><text:span text:style-name="T170">&lt;&lt;</text:span><text:span text:style-name="T180">|</text:span><text:span text:style-name="T184">&gt;&gt;</text:span><text:span text:style-name="T180"> &lt;</text:span><text:span text:style-name="T185">false</text:span><text:span text:style-name="T180">&gt;</text:span></text:p>
      <text:p text:style-name="P70">&lt;true&gt; ::= true</text:p>
      <text:p text:style-name="P70">&lt;false&gt; ::= false</text:p>
      <text:p text:style-name="P47"><text:span text:style-name="T84">&lt;token_numlit&gt; ::= </text:span><text:span text:style-name="T73">&lt;</text:span><text:span text:style-name="T85">digitos</text:span><text:span text:style-name="T73">&gt;&lt;</text:span><text:span text:style-name="T86">fop</text:span><text:span text:style-name="T73">&gt;&lt;</text:span><text:span text:style-name="T87">expop</text:span><text:span text:style-name="T73">&gt;</text:span></text:p>
      <text:p text:style-name="P63"><text:span text:style-name="T76">&lt;</text:span><text:span text:style-name="T73">fop&gt; ::= (“.”&lt;</text:span><text:span text:style-name="T88">digitos</text:span><text:span text:style-name="T73">&gt;)?</text:span></text:p>
      <text:p text:style-name="P65"><text:span text:style-name="T73">&lt;expop&gt; ::= ("E"("+"|"-")?&lt;</text:span><text:span text:style-name="T89">digitos</text:span><text:span text:style-name="T73">&gt;)?</text:span></text:p>
      <text:p text:style-name="P65"><text:span text:style-name="T73"/></text:p>
      <text:p text:style-name="P66"><text:span text:style-name="T75">&lt;seqcomandos&gt; ::</text:span><text:span text:style-name="T89">= </text:span><text:span text:style-name="T90">&lt;c</text:span><text:span text:style-name="T89">omando</text:span><text:span text:style-name="T90">&gt;*</text:span></text:p>
      <text:p text:style-name="P66"><text:span text:style-name="T90"/></text:p>
      <text:p text:style-name="P68"><text:span text:style-name="T73">&lt;comando&gt; ::= &lt;</text:span><text:span text:style-name="T91">identificador</text:span><text:span text:style-name="T73">&gt;</text:span><text:span text:style-name="T128"> </text:span><text:span text:style-name="T186">&lt;a</text:span><text:span text:style-name="T167">tribuir</text:span><text:span text:style-name="T186">&gt;</text:span><text:span text:style-name="T73"> </text:span><text:span text:style-name="T170">&lt;&lt;</text:span><text:span text:style-name="T73">|</text:span><text:span text:style-name="T92">&gt;&gt;</text:span><text:span text:style-name="T167"> &lt;</text:span><text:span text:style-name="T186">if</text:span><text:span text:style-name="T167">&gt; </text:span><text:span text:style-name="T73">&lt;</text:span><text:span text:style-name="T93">aparent</text:span><text:span text:style-name="T73">&gt;</text:span><text:span text:style-name="T94">&lt;exp_logicas&gt;</text:span><text:span text:style-name="T73"> &lt;</text:span><text:span text:style-name="T94">fparent</text:span><text:span text:style-name="T73">&gt; &lt;</text:span><text:span text:style-name="T95">achaves</text:span><text:span text:style-name="T73">&gt; </text:span><text:span text:style-name="T96">&lt;seqcomandos&gt; </text:span><text:span text:style-name="T73">&lt;</text:span><text:span text:style-name="T96">fchaves</text:span><text:span text:style-name="T73">&gt; &lt;</text:span><text:span text:style-name="T96">ptovirgula</text:span><text:span text:style-name="T73">&gt; </text:span><text:span text:style-name="T170">&lt;&lt;</text:span><text:span text:style-name="T73">|</text:span><text:span text:style-name="T92">&gt;&gt;</text:span><text:span text:style-name="T73"> </text:span><text:span text:style-name="T167">&lt;</text:span><text:span text:style-name="T187">while</text:span><text:span text:style-name="T167">&gt;</text:span><text:span text:style-name="T73"> &lt;</text:span><text:span text:style-name="T93">aparent</text:span><text:span text:style-name="T73">&gt; </text:span><text:span text:style-name="T94">&lt;exp_logicas&gt;</text:span><text:span text:style-name="T73"> &lt;</text:span><text:span text:style-name="T94">fparent</text:span><text:span text:style-name="T73">&gt; <text:s/>&lt;</text:span><text:span text:style-name="T95">achaves</text:span><text:span text:style-name="T73">&gt; </text:span><text:span text:style-name="T96">&lt;seqcomandos&gt;</text:span><text:span text:style-name="T73"> &lt;</text:span><text:span text:style-name="T97">fchaves</text:span><text:span text:style-name="T73">&gt; &lt;</text:span><text:span text:style-name="T97">ptovirgula</text:span><text:span text:style-name="T73">&gt; </text:span><text:span text:style-name="T170">&lt;&lt;</text:span><text:span text:style-name="T73">|</text:span><text:span text:style-name="T98">&gt;&gt;</text:span><text:span text:style-name="T73"> &lt;</text:span><text:span text:style-name="T99">do</text:span><text:span text:style-name="T73">&gt; &lt;</text:span><text:span text:style-name="T99">achaves</text:span><text:span text:style-name="T73">&gt; </text:span><text:span text:style-name="T96">&lt;seqcomandos&gt;</text:span><text:span text:style-name="T73"> &lt;</text:span><text:span text:style-name="T100">fchaves</text:span><text:span text:style-name="T73">&gt; &lt;</text:span><text:span text:style-name="T100">while</text:span><text:span text:style-name="T73">&gt; &lt;</text:span><text:span text:style-name="T98">aparent</text:span><text:span text:style-name="T73">&gt; </text:span><text:span text:style-name="T98">&lt;exp&gt;</text:span><text:span text:style-name="T73"> &lt;</text:span><text:span text:style-name="T98">fparent</text:span><text:span text:style-name="T73">&gt; &lt;</text:span><text:span text:style-name="T98">ptovirgula</text:span><text:span text:style-name="T73">&gt; </text:span><text:span text:style-name="T170">&lt;&lt;</text:span><text:span text:style-name="T73">|</text:span><text:span text:style-name="T98">&gt;&gt;</text:span><text:span text:style-name="T167"> &lt;</text:span><text:span text:style-name="T188">return</text:span><text:span text:style-name="T167">&gt;</text:span><text:span text:style-name="T73"> </text:span><text:span text:style-name="T94">&lt;exp&gt;</text:span><text:span text:style-name="T73"> &lt;</text:span><text:span text:style-name="T101">ptovirgula</text:span><text:span text:style-name="T73">&gt; </text:span><text:span text:style-name="T170">&lt;&lt;</text:span><text:span text:style-name="T73">|</text:span><text:span text:style-name="T98">&gt;&gt;</text:span><text:span text:style-name="T73"> </text:span><text:span text:style-name="T167">&lt;</text:span><text:span text:style-name="T188">print</text:span><text:span text:style-name="T167">&gt; </text:span><text:span text:style-name="T73">&lt;</text:span><text:span text:style-name="T98">aparent</text:span><text:span text:style-name="T73">&gt; </text:span><text:span text:style-name="T101">&lt;exp&gt;</text:span><text:span text:style-name="T73"> &lt;</text:span><text:span text:style-name="T94">fparent</text:span><text:span text:style-name="T73">&gt; &lt;</text:span><text:span text:style-name="T98">ptovirgula</text:span><text:span text:style-name="T73">&gt;</text:span></text:p>
      <text:p text:style-name="P59"><text:span text:style-name="T73">&lt;exp_logicas&gt;</text:span><text:span text:style-name="T73"> ::</text:span><text:span text:style-name="T102">= </text:span><text:span text:style-name="T73"><text:s/></text:span><text:span text:style-name="T172">&lt;</text:span><text:span text:style-name="T167">aparent</text:span><text:span text:style-name="T172">&gt; </text:span><text:span text:style-name="T167">&lt;exp_logicas&gt;</text:span><text:span text:style-name="T167"> &lt;</text:span><text:span text:style-name="T176">op</text:span><text:span text:style-name="T189">l</text:span><text:span text:style-name="T167">&gt;</text:span><text:span text:style-name="T128"> </text:span><text:span text:style-name="T167">&lt;exp_logicas&gt;</text:span><text:span text:style-name="T128"> </text:span><text:span text:style-name="T167">&lt;</text:span><text:span text:style-name="T177">fparent</text:span><text:span text:style-name="T167">&gt; | </text:span><text:span text:style-name="T178">&lt;f</text:span><text:span text:style-name="T167">ator_</text:span><text:span text:style-name="T190">logico</text:span><text:span text:style-name="T178">&gt;</text:span></text:p>
      <text:p text:style-name="P83"><text:span text:style-name="T73">&lt;</text:span><text:span text:style-name="T104">opl&gt; </text:span><text:span text:style-name="T73">::</text:span><text:span text:style-name="T104">= </text:span><text:span text:style-name="T73">"&lt;" | "&gt;" | "=="| "&lt;="| "&gt;=" |"!" </text:span></text:p>
      <text:p text:style-name="P60"><text:span text:style-name="T178">&lt;f</text:span><text:span text:style-name="T167">ator_</text:span><text:span text:style-name="T191">logic</text:span><text:span text:style-name="T192">o</text:span><text:span text:style-name="T178">&gt; ::</text:span><text:span text:style-name="T179">= <text:s/></text:span><text:span text:style-name="T180">&lt;</text:span><text:span text:style-name="T181">identificador</text:span><text:span text:style-name="T180">&gt; ( &lt;</text:span><text:span text:style-name="T181">aparent</text:span><text:span text:style-name="T180">&gt; ( </text:span><text:span text:style-name="T182">&lt;l</text:span><text:span text:style-name="T180">ista</text:span><text:span text:style-name="T182">exp_logicas&gt;</text:span><text:span text:style-name="T180"> )? &lt;</text:span><text:span text:style-name="T183">fparent</text:span><text:span text:style-name="T180">&gt; )? </text:span><text:span text:style-name="T170">&lt;&lt;</text:span><text:span text:style-name="T180">|</text:span><text:span text:style-name="T184">&gt;&gt;</text:span><text:span text:style-name="T180"> </text:span><text:span text:style-name="T84">&lt;token_numlit&gt;</text:span><text:span text:style-name="T180"> </text:span><text:span text:style-name="T170">&lt;&lt;</text:span><text:span text:style-name="T180">|</text:span><text:span text:style-name="T184">&gt;&gt;</text:span><text:span text:style-name="T180"> &lt;</text:span><text:span text:style-name="T185">true</text:span><text:span text:style-name="T180">&gt; </text:span><text:span text:style-name="T170">&lt;&lt;</text:span><text:span text:style-name="T180">|</text:span><text:span text:style-name="T184">&gt;&gt;</text:span><text:span text:style-name="T180"> &lt;</text:span><text:span text:style-name="T185">false</text:span><text:span text:style-name="T180">&gt;</text:span></text:p>
      <text:p text:style-name="P60"><text:span text:style-name="T80">&lt;listaexp_logicas&gt;</text:span><text:span text:style-name="T80"> ::= </text:span><text:span text:style-name="T81">&lt;exp_logicas&gt;</text:span><text:span text:style-name="T81"> </text:span><text:span text:style-name="T173">&lt;l</text:span><text:span text:style-name="T169">ista</text:span><text:span text:style-name="T173">e</text:span><text:span text:style-name="T169">xp2_</text:span><text:span text:style-name="T193">logic</text:span><text:span text:style-name="T192">a</text:span><text:span text:style-name="T173">&gt;</text:span></text:p>
      <text:p text:style-name="P53"><text:span text:style-name="T173">&lt;listaexp2_</text:span><text:span text:style-name="T192">logica</text:span><text:span text:style-name="T173">&gt; ::</text:span><text:span text:style-name="T174">= </text:span><text:span text:style-name="T173"><text:s/>&lt;</text:span><text:span text:style-name="T174">virgula</text:span><text:span text:style-name="T173">&gt; &lt;</text:span><text:span text:style-name="T174">exp_logicas&gt;</text:span><text:span text:style-name="T174"> &lt;l</text:span><text:span text:style-name="T173">ista</text:span><text:span text:style-name="T174">e</text:span><text:span text:style-name="T173">xp</text:span><text:span text:style-name="T174">2_</text:span><text:span text:style-name="T194">logica</text:span><text:span text:style-name="T174">&gt;</text:span><text:span text:style-name="T173"> </text:span><text:span text:style-name="T170">&lt;&lt;</text:span><text:span text:style-name="T174">|</text:span><text:span text:style-name="T168">&gt;&gt;</text:span><text:span text:style-name="T174"> {} </text:span></text:p>
      <text:p text:style-name="P61"><text:span text:style-name="T178"/></text:p>
      <text:p text:style-name="P22"><text:span text:style-name="T195">&lt;a</text:span><text:span text:style-name="T132">tribuir</text:span><text:span text:style-name="T195">&gt; ::</text:span><text:span text:style-name="T196">=</text:span><text:span text:style-name="T131"> <text:s text:c="2"/></text:span><text:span text:style-name="T196">&lt;</text:span><text:span text:style-name="T197">atrib</text:span><text:span text:style-name="T196">&gt; </text:span><text:span text:style-name="T198">&lt;exp&gt;</text:span><text:span text:style-name="T196"> </text:span><text:span text:style-name="T197">&lt;loop&gt; </text:span><text:span text:style-name="T204">&lt;&lt;</text:span><text:span text:style-name="T196">|</text:span><text:span text:style-name="T205">&gt;&gt;</text:span><text:span text:style-name="T196"> &lt;</text:span><text:span text:style-name="T199">aparent</text:span><text:span text:style-name="T196">&gt; ( </text:span><text:span text:style-name="T200">&lt;listaexp&gt;</text:span><text:span text:style-name="T131"> </text:span><text:span text:style-name="T196">)? &lt;</text:span><text:span text:style-name="T201">fparent</text:span><text:span text:style-name="T196">&gt; &lt;</text:span><text:span text:style-name="T201">ptovirgula</text:span><text:span text:style-name="T196">&gt; </text:span><text:span text:style-name="T204">&lt;&lt;</text:span><text:span text:style-name="T196">|</text:span><text:span text:style-name="T205">&gt;&gt;</text:span><text:span text:style-name="T196"> </text:span><text:span text:style-name="T201">&lt;m</text:span><text:span text:style-name="T196">declaracao</text:span><text:span text:style-name="T201">&gt;</text:span><text:span text:style-name="T196"> </text:span></text:p>
      <text:p text:style-name="P24"><text:span text:style-name="T196">&lt;</text:span><text:span text:style-name="T132">if&gt; ::</text:span><text:span text:style-name="T202">= </text:span><text:span text:style-name="T203">if</text:span></text:p>
      <text:p text:style-name="P72"><text:soft-page-break/><text:span text:style-name="T211">&lt;while&gt; ::= ncage</text:span></text:p>
      <text:p text:style-name="P74"><text:span text:style-name="T243">&lt;</text:span><text:span text:style-name="T244">do</text:span><text:span text:style-name="T243">&gt; ::</text:span><text:span text:style-name="T245">= do</text:span></text:p>
      <text:p text:style-name="P74"><text:span text:style-name="T245">&lt;</text:span><text:span text:style-name="T246">return</text:span><text:span text:style-name="T245">&gt; ::= return</text:span></text:p>
      <text:p text:style-name="P75"><text:span text:style-name="T245">&lt;</text:span><text:span text:style-name="T246">print</text:span><text:span text:style-name="T245">&gt; ::</text:span><text:span text:style-name="T247">= print</text:span></text:p>
      <text:p text:style-name="P75"><text:span text:style-name="T247"/></text:p>
      <text:p text:style-name="P75"><text:span text:style-name="T247"/></text:p>
      <text:p text:style-name="P11">&lt;func&gt; ::= &lt;<text:span text:style-name="T224">funcao</text:span>&gt; <text:span text:style-name="T225">&lt;tipo&gt; </text:span><text:s/>&lt;<text:span text:style-name="T225">identificador</text:span>&gt; &lt;<text:span text:style-name="T225">aparent</text:span>&gt; ( <text:span text:style-name="T206">&lt;listaarg&gt; </text:span><text:s/>)? &lt;<text:span text:style-name="T226">fparent</text:span>&gt; &lt;<text:span text:style-name="T226">achaves</text:span>&gt; <text:span text:style-name="T248">&lt;vardecl&gt; </text:span><text:span text:style-name="T249">&lt;seqcomandos&gt;</text:span> <text:s/>&lt;<text:span text:style-name="T226">fchaves</text:span>&gt;</text:p>
      <text:p text:style-name="P12"/>
      <text:p text:style-name="P14">&lt;funcao&gt; ::= funCage</text:p>
      <text:p text:style-name="P77"><text:span text:style-name="T225">&lt;listaarg&gt; ::= &lt;tipo&gt; &lt;identificador&gt; &lt;listaarg2&gt;</text:span></text:p>
      <text:p text:style-name="P79"><text:span text:style-name="T225">&lt;listaarg2&gt; ::= (&lt;virgula&gt; &lt;tipo&gt; &lt;identificador&gt; &lt;listaarg2&gt;)?</text:span></text:p>
      <text:p text:style-name="P80"/>
      <text:p text:style-name="P4"><text:tab/>Foi-se necessária a divisão entre <text:span text:style-name="T231">expressão </text:span><text:span text:style-name="T209">(</text:span>&lt;exp&gt;<text:span text:style-name="T242">)</text:span> e <text:span text:style-name="T231">expressão </text:span><text:span text:style-name="T233">logicas</text:span> <text:span text:style-name="T209">(</text:span>&lt;exp_l<text:span text:style-name="T237">o</text:span>gica<text:span text:style-name="T239">s</text:span>&gt;<text:span text:style-name="T242">)</text:span> pois a estrutura da linguagem devia impor algumas restrições, por exemplo, na estrutura de desvio condicional “<text:span text:style-name="T228">if</text:span><text:span text:style-name="T210"> </text:span><text:span text:style-name="T209">(</text:span><text:span text:style-name="T250"> </text:span><text:span text:style-name="T251">&lt;exp_logicas&gt; </text:span><text:span text:style-name="T252">)</text:span><text:span text:style-name="T250"> </text:span><text:span text:style-name="T252">{</text:span><text:span text:style-name="T250"> </text:span><text:span text:style-name="T253">&lt;seqcomandos&gt; </text:span><text:span text:style-name="T252">};</text:span>”, não se pode permitir que como comparação lógica para verificação no <text:span text:style-name="T228">if</text:span> apareça uma expressão matemática “3+8-5”.</text:p>
      <text:p text:style-name="P5"><text:tab/>Além da divisão entre <text:s/><text:span text:style-name="T231">expressão </text:span><text:span text:style-name="T209">(</text:span>&lt;exp&gt;<text:span text:style-name="T240">)</text:span> e <text:s/><text:span text:style-name="T231">expressão </text:span><text:span text:style-name="T233">logicas</text:span> <text:span text:style-name="T209">(</text:span>&lt;exp_logicas&gt;<text:span text:style-name="T241">)</text:span>, para facilitar a criação e verificação das mesmas, os &lt;op&gt; foram desmembrados em duas categorias <text:span text:style-name="T238">operadores </text:span><text:span text:style-name="T232">matemáticos </text:span><text:span text:style-name="T209">(</text:span>&lt;op&gt;<text:span text:style-name="T238">)</text:span> e <text:span text:style-name="T238">operadores </text:span><text:span text:style-name="T232">logicos</text:span><text:span text:style-name="T209">(</text:span>&lt;op<text:span text:style-name="T238">l&gt;)</text:span> tendo em vista que &lt;<text:span text:style-name="T238">exp_logicas</text:span>&gt; não deve se utilizar para comparações de operadores matemáticos bem como o invers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1" svg:font-family="StarSymbol, 'Arial Unicode MS'" style:font-charset="x-symbol"/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StarSymbol" svg:font-family="StarSymbol, 'Arial Unicode MS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WW8Num1z0" style:family="text">
      <style:text-properties style:font-name="Wingdings" fo:font-family="Wingdings" style:font-pitch="variable" style:font-charset="x-symbol" fo:font-size="9pt" style:font-size-asian="9pt" style:font-name-complex="StarSymbol1" style:font-family-complex="StarSymbol, 'Arial Unicode MS'" style:font-charset-complex="x-symbol" style:font-size-complex="9pt"/>
    </style:style>
    <style:style style:name="WW8Num1z1" style:family="text">
      <style:text-properties style:font-name="Wingdings 2" fo:font-family="'Wingdings 2'" style:font-family-generic="roman" style:font-pitch="variable" style:font-charset="x-symbol" fo:font-size="9pt" style:font-size-asian="9pt" style:font-name-complex="StarSymbol1" style:font-family-complex="StarSymbol, 'Arial Unicode MS'" style:font-charset-complex="x-symbol" style:font-size-complex="9pt"/>
    </style:style>
    <style:style style:name="WW8Num1z2" style:family="text">
      <style:text-properties style:font-name="StarSymbol" fo:font-family="StarSymbol, 'Arial Unicode MS'" fo:font-size="9pt" style:font-size-asian="9pt" style:font-name-complex="StarSymbol1" style:font-family-complex="StarSymbol, 'Arial Unicode MS'" style:font-charset-complex="x-symbol" style:font-size-complex="9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">
        <style:list-level-properties text:list-level-position-and-space-mode="label-alignment">
          <style:list-level-label-alignment text:label-followed-by="nothing"/>
        </style:list-level-properties>
        <style:text-properties style:font-name="Wingdings"/>
      </text:list-level-style-bullet>
      <text:list-level-style-bullet text:level="2" text:style-name="WW8Num1z1" style:num-suffix="." text:bullet-char="">
        <style:list-level-properties text:list-level-position-and-space-mode="label-alignment">
          <style:list-level-label-alignment text:label-followed-by="nothing"/>
        </style:list-level-properties>
        <style:text-properties style:font-name="Wingdings 2"/>
      </text:list-level-style-bullet>
      <text:list-level-style-bullet text:level="3" text:style-name="WW8Num1z2" style:num-suffix="." text:bullet-char="■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4" text:style-name="WW8Num1z0" style:num-suffix="." text:bullet-char="">
        <style:list-level-properties text:list-level-position-and-space-mode="label-alignment">
          <style:list-level-label-alignment text:label-followed-by="nothing"/>
        </style:list-level-properties>
        <style:text-properties style:font-name="Wingdings"/>
      </text:list-level-style-bullet>
      <text:list-level-style-bullet text:level="5" text:style-name="WW8Num1z1" style:num-suffix="." text:bullet-char="">
        <style:list-level-properties text:list-level-position-and-space-mode="label-alignment">
          <style:list-level-label-alignment text:label-followed-by="nothing"/>
        </style:list-level-properties>
        <style:text-properties style:font-name="Wingdings 2"/>
      </text:list-level-style-bullet>
      <text:list-level-style-bullet text:level="6" text:style-name="WW8Num1z2" style:num-suffix="." text:bullet-char="■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7" text:style-name="WW8Num1z0" style:num-suffix="." text:bullet-char="">
        <style:list-level-properties text:list-level-position-and-space-mode="label-alignment">
          <style:list-level-label-alignment text:label-followed-by="nothing"/>
        </style:list-level-properties>
        <style:text-properties style:font-name="Wingdings"/>
      </text:list-level-style-bullet>
      <text:list-level-style-bullet text:level="8" text:style-name="WW8Num1z1" style:num-suffix="." text:bullet-char="">
        <style:list-level-properties text:list-level-position-and-space-mode="label-alignment">
          <style:list-level-label-alignment text:label-followed-by="nothing"/>
        </style:list-level-properties>
        <style:text-properties style:font-name="Wingdings 2"/>
      </text:list-level-style-bullet>
      <text:list-level-style-bullet text:level="9" text:style-name="WW8Num1z2" style:num-suffix="." text:bullet-char="■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8T19:02:55.982880142</meta:creation-date>
    <dc:date>2018-09-09T13:01:30.534731557</dc:date>
    <meta:editing-duration>PT3H36M1S</meta:editing-duration>
    <meta:editing-cycles>140</meta:editing-cycles>
    <meta:generator>LibreOffice/6.0.3.2$Linux_X86_64 LibreOffice_project/00m0$Build-2</meta:generator>
    <meta:document-statistic meta:table-count="0" meta:image-count="0" meta:object-count="0" meta:page-count="7" meta:paragraph-count="134" meta:word-count="954" meta:character-count="7078" meta:non-whitespace-character-count="6210"/>
  </office:meta>
</office:document-meta>
</file>